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text-properties officeooo:rsid="00037107" officeooo:paragraph-rsid="00037107"/>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05cdac" officeooo:paragraph-rsid="0005cdac" style:font-weight-asian="bold" style:font-weight-complex="bold"/>
    </style:style>
    <style:style style:name="P13" style:family="paragraph" style:parent-style-name="Standard">
      <style:text-properties fo:font-weight="bold" officeooo:rsid="00076495" officeooo:paragraph-rsid="00076495" style:font-weight-asian="bold" style:font-weight-complex="bold"/>
    </style:style>
    <style:style style:name="P14" style:family="paragraph" style:parent-style-name="Standard">
      <style:text-properties fo:font-weight="bold" officeooo:rsid="00076495" officeooo:paragraph-rsid="0012107f" style:font-weight-asian="bold" style:font-weight-complex="bold"/>
    </style:style>
    <style:style style:name="P15" style:family="paragraph" style:parent-style-name="Standard">
      <style:text-properties fo:font-weight="bold" officeooo:rsid="000f5713" officeooo:paragraph-rsid="0012107f" style:font-weight-asian="bold" style:font-weight-complex="bold"/>
    </style:style>
    <style:style style:name="P16" style:family="paragraph" style:parent-style-name="Standard">
      <style:text-properties fo:font-weight="bold" officeooo:rsid="00128b20" officeooo:paragraph-rsid="00128b20" style:font-weight-asian="bold" style:font-weight-complex="bold"/>
    </style:style>
    <style:style style:name="P17" style:family="paragraph" style:parent-style-name="Standard">
      <style:text-properties fo:font-weight="bold" officeooo:rsid="0012f356" officeooo:paragraph-rsid="0012f356" style:font-weight-asian="bold" style:font-weight-complex="bold"/>
    </style:style>
    <style:style style:name="P18" style:family="paragraph" style:parent-style-name="Standard">
      <style:text-properties fo:font-weight="bold" officeooo:rsid="001edb63" officeooo:paragraph-rsid="001edb63" style:font-weight-asian="bold" style:font-weight-complex="bold"/>
    </style:style>
    <style:style style:name="P19" style:family="paragraph" style:parent-style-name="Standard">
      <style:text-properties fo:font-weight="bold" officeooo:rsid="00207e18" officeooo:paragraph-rsid="00207e18" style:font-weight-asian="bold" style:font-weight-complex="bold"/>
    </style:style>
    <style:style style:name="P20" style:family="paragraph" style:parent-style-name="Standard">
      <style:text-properties fo:font-weight="bold" officeooo:rsid="002a7ceb" officeooo:paragraph-rsid="002b15ce" style:font-weight-asian="bold" style:font-weight-complex="bold"/>
    </style:style>
    <style:style style:name="P21" style:family="paragraph" style:parent-style-name="Standard">
      <style:text-properties fo:font-weight="bold" officeooo:rsid="00352eae" officeooo:paragraph-rsid="00352eae" style:font-weight-asian="bold" style:font-weight-complex="bold"/>
    </style:style>
    <style:style style:name="P22" style:family="paragraph" style:parent-style-name="Standard">
      <style:text-properties fo:font-weight="bold" officeooo:rsid="00686faf" officeooo:paragraph-rsid="00686faf" style:font-weight-asian="bold" style:font-weight-complex="bold"/>
    </style:style>
    <style:style style:name="P23" style:family="paragraph" style:parent-style-name="Standard">
      <style:text-properties fo:font-weight="bold" officeooo:rsid="0070f5bd" officeooo:paragraph-rsid="0070f5bd" style:font-weight-asian="bold" style:font-weight-complex="bold"/>
    </style:style>
    <style:style style:name="P24"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5"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6"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7"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8"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9"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0"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1"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2"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3"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4"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5"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6"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7"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38"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39" style:family="paragraph" style:parent-style-name="Standard">
      <style:text-properties fo:font-weight="bold" officeooo:rsid="0176ee4f" officeooo:paragraph-rsid="0176ee4f" style:font-weight-asian="bold" style:font-weight-complex="bold"/>
    </style:style>
    <style:style style:name="P40" style:family="paragraph" style:parent-style-name="Standard">
      <style:text-properties officeooo:rsid="00076495" officeooo:paragraph-rsid="00076495"/>
    </style:style>
    <style:style style:name="P41" style:family="paragraph" style:parent-style-name="Standard">
      <style:text-properties officeooo:rsid="000c249c" officeooo:paragraph-rsid="0012107f"/>
    </style:style>
    <style:style style:name="P42" style:family="paragraph" style:parent-style-name="Standard">
      <style:text-properties officeooo:rsid="000d74fd" officeooo:paragraph-rsid="0012107f"/>
    </style:style>
    <style:style style:name="P43" style:family="paragraph" style:parent-style-name="Standard">
      <style:text-properties officeooo:rsid="000ed9ca" officeooo:paragraph-rsid="0012107f"/>
    </style:style>
    <style:style style:name="P44" style:family="paragraph" style:parent-style-name="Standard">
      <style:text-properties officeooo:rsid="0012f356" officeooo:paragraph-rsid="0012f356"/>
    </style:style>
    <style:style style:name="P45" style:family="paragraph" style:parent-style-name="Standard">
      <style:text-properties officeooo:rsid="001402b9" officeooo:paragraph-rsid="001402b9"/>
    </style:style>
    <style:style style:name="P46" style:family="paragraph" style:parent-style-name="Standard">
      <style:text-properties officeooo:rsid="00146dca" officeooo:paragraph-rsid="00146dca"/>
    </style:style>
    <style:style style:name="P47" style:family="paragraph" style:parent-style-name="Standard">
      <style:text-properties officeooo:rsid="00163b10" officeooo:paragraph-rsid="00163b10"/>
    </style:style>
    <style:style style:name="P48" style:family="paragraph" style:parent-style-name="Standard">
      <style:text-properties officeooo:rsid="00198d7a" officeooo:paragraph-rsid="00198d7a"/>
    </style:style>
    <style:style style:name="P49" style:family="paragraph" style:parent-style-name="Standard">
      <style:text-properties officeooo:rsid="00202400" officeooo:paragraph-rsid="00202400"/>
    </style:style>
    <style:style style:name="P50" style:family="paragraph" style:parent-style-name="Standard">
      <style:text-properties officeooo:rsid="00207e18" officeooo:paragraph-rsid="00207e18"/>
    </style:style>
    <style:style style:name="P51" style:family="paragraph" style:parent-style-name="Standard">
      <style:text-properties officeooo:rsid="0022c047" officeooo:paragraph-rsid="0022c047"/>
    </style:style>
    <style:style style:name="P52" style:family="paragraph" style:parent-style-name="Standard">
      <style:text-properties fo:font-style="italic" officeooo:rsid="00207e18" officeooo:paragraph-rsid="00207e18" style:font-style-asian="italic" style:font-style-complex="italic"/>
    </style:style>
    <style:style style:name="P53" style:family="paragraph" style:parent-style-name="Standard">
      <style:text-properties fo:font-style="italic" officeooo:rsid="002b15ce" officeooo:paragraph-rsid="002d7e75" style:font-style-asian="italic" style:font-style-complex="italic"/>
    </style:style>
    <style:style style:name="P54" style:family="paragraph" style:parent-style-name="Standard">
      <style:text-properties fo:font-style="italic" officeooo:rsid="002f37a2" officeooo:paragraph-rsid="002f37a2" style:font-style-asian="italic" style:font-style-complex="italic"/>
    </style:style>
    <style:style style:name="P55" style:family="paragraph" style:parent-style-name="Standard">
      <style:text-properties fo:font-style="italic" officeooo:rsid="00656979" officeooo:paragraph-rsid="00656979" style:font-style-asian="italic" style:font-style-complex="italic"/>
    </style:style>
    <style:style style:name="P56"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7" style:family="paragraph" style:parent-style-name="Standard">
      <style:text-properties officeooo:rsid="0026496f" officeooo:paragraph-rsid="0026496f"/>
    </style:style>
    <style:style style:name="P58" style:family="paragraph" style:parent-style-name="Standard">
      <style:text-properties officeooo:rsid="00271b38" officeooo:paragraph-rsid="00271b38"/>
    </style:style>
    <style:style style:name="P59" style:family="paragraph" style:parent-style-name="Standard">
      <style:text-properties officeooo:rsid="00298b76" officeooo:paragraph-rsid="00298b76"/>
    </style:style>
    <style:style style:name="P60" style:family="paragraph" style:parent-style-name="Standard">
      <style:text-properties officeooo:rsid="002b15ce" officeooo:paragraph-rsid="002b15ce"/>
    </style:style>
    <style:style style:name="P61" style:family="paragraph" style:parent-style-name="Standard">
      <style:text-properties fo:font-style="normal" officeooo:rsid="002f37a2" officeooo:paragraph-rsid="002f37a2" style:font-style-asian="normal" style:font-style-complex="normal"/>
    </style:style>
    <style:style style:name="P62" style:family="paragraph" style:parent-style-name="Standard">
      <style:text-properties fo:font-style="normal" officeooo:rsid="00318552" officeooo:paragraph-rsid="00318552" style:font-style-asian="normal" style:font-style-complex="normal"/>
    </style:style>
    <style:style style:name="P63" style:family="paragraph" style:parent-style-name="Standard">
      <style:text-properties fo:font-style="normal" officeooo:rsid="0034534d" officeooo:paragraph-rsid="0034534d" style:font-style-asian="normal" style:font-style-complex="normal"/>
    </style:style>
    <style:style style:name="P64" style:family="paragraph" style:parent-style-name="Standard">
      <style:text-properties fo:font-style="normal" officeooo:rsid="0012f356" officeooo:paragraph-rsid="0012f356" style:font-style-asian="normal" style:font-style-complex="normal"/>
    </style:style>
    <style:style style:name="P65" style:family="paragraph" style:parent-style-name="Standard">
      <style:text-properties fo:font-style="normal" officeooo:rsid="00163b10" officeooo:paragraph-rsid="00163b10" style:font-style-asian="normal" style:font-style-complex="normal"/>
    </style:style>
    <style:style style:name="P66" style:family="paragraph" style:parent-style-name="Standard">
      <style:text-properties fo:font-style="normal" officeooo:rsid="00182247" officeooo:paragraph-rsid="00163b10" style:font-style-asian="normal" style:font-style-complex="normal"/>
    </style:style>
    <style:style style:name="P67" style:family="paragraph" style:parent-style-name="Standard">
      <style:text-properties fo:font-style="normal" officeooo:rsid="004a355d" officeooo:paragraph-rsid="004a355d" style:font-style-asian="normal" style:font-style-complex="normal"/>
    </style:style>
    <style:style style:name="P68" style:family="paragraph" style:parent-style-name="Standard">
      <style:text-properties fo:font-style="normal" officeooo:rsid="004bcb8a" officeooo:paragraph-rsid="004bcb8a" style:font-style-asian="normal" style:font-style-complex="normal"/>
    </style:style>
    <style:style style:name="P69" style:family="paragraph" style:parent-style-name="Standard">
      <style:text-properties fo:font-style="normal" officeooo:rsid="004c7d0a" officeooo:paragraph-rsid="004c7d0a" style:font-style-asian="normal" style:font-style-complex="normal"/>
    </style:style>
    <style:style style:name="P70" style:family="paragraph" style:parent-style-name="Standard">
      <style:text-properties fo:font-style="normal" officeooo:rsid="00594fd5" officeooo:paragraph-rsid="00594fd5" style:font-style-asian="normal" style:font-style-complex="normal"/>
    </style:style>
    <style:style style:name="P71" style:family="paragraph" style:parent-style-name="Standard">
      <style:text-properties fo:font-style="normal" officeooo:rsid="005ce528" officeooo:paragraph-rsid="005ce528" style:font-style-asian="normal" style:font-style-complex="normal"/>
    </style:style>
    <style:style style:name="P72"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3"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74"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75"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76"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7"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8"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9"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0"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1"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2"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3"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84"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85"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86"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7"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8"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9"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0"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1"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2"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3"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94"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95"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96"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7"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8"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9"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0"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1"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2"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3"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04"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05"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06"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7"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8"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9"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0"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1"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2"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3"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14"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7"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8"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9"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0"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1"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24"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7" style:family="paragraph" style:parent-style-name="Standard">
      <style:text-properties officeooo:rsid="0031df3b" officeooo:paragraph-rsid="0031df3b"/>
    </style:style>
    <style:style style:name="P138" style:family="paragraph" style:parent-style-name="Standard">
      <style:text-properties fo:font-weight="normal" officeooo:rsid="00352eae" officeooo:paragraph-rsid="00352eae" style:font-weight-asian="normal" style:font-weight-complex="normal"/>
    </style:style>
    <style:style style:name="P139" style:family="paragraph" style:parent-style-name="Standard">
      <style:text-properties fo:font-weight="normal" officeooo:rsid="0037596f" officeooo:paragraph-rsid="0037596f" style:font-weight-asian="normal" style:font-weight-complex="normal"/>
    </style:style>
    <style:style style:name="P140" style:family="paragraph" style:parent-style-name="Standard">
      <style:text-properties fo:font-weight="normal" officeooo:rsid="00394afc" officeooo:paragraph-rsid="00394afc" style:font-weight-asian="normal" style:font-weight-complex="normal"/>
    </style:style>
    <style:style style:name="P141"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42" style:family="paragraph" style:parent-style-name="Standard">
      <style:text-properties officeooo:rsid="00656979" officeooo:paragraph-rsid="00656979"/>
    </style:style>
    <style:style style:name="P143" style:family="paragraph" style:parent-style-name="Standard">
      <style:paragraph-properties fo:text-align="center" style:justify-single-word="false"/>
      <style:text-properties officeooo:rsid="00656979" officeooo:paragraph-rsid="00656979"/>
    </style:style>
    <style:style style:name="P144" style:family="paragraph" style:parent-style-name="Standard">
      <style:text-properties officeooo:rsid="00686faf" officeooo:paragraph-rsid="00686faf"/>
    </style:style>
    <style:style style:name="P145" style:family="paragraph" style:parent-style-name="Standard">
      <style:text-properties officeooo:rsid="006b10fb" officeooo:paragraph-rsid="006b10fb"/>
    </style:style>
    <style:style style:name="P146" style:family="paragraph" style:parent-style-name="Standard">
      <style:text-properties officeooo:rsid="006f0341" officeooo:paragraph-rsid="006f0341"/>
    </style:style>
    <style:style style:name="P147" style:family="paragraph" style:parent-style-name="Standard">
      <style:text-properties officeooo:rsid="007091cd" officeooo:paragraph-rsid="007091cd"/>
    </style:style>
    <style:style style:name="P148" style:family="paragraph" style:parent-style-name="Standard">
      <style:text-properties officeooo:rsid="0070f5bd" officeooo:paragraph-rsid="0070f5bd"/>
    </style:style>
    <style:style style:name="P149"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0"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1"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52"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53"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54"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55"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7" style:family="paragraph" style:parent-style-name="Standard">
      <style:text-properties fo:font-size="14pt" officeooo:rsid="001edb63" officeooo:paragraph-rsid="001edb63" style:font-size-asian="14pt" style:font-size-complex="14pt"/>
    </style:style>
    <style:style style:name="P158" style:family="paragraph" style:parent-style-name="Standard">
      <style:paragraph-properties fo:text-align="center" style:justify-single-word="false"/>
      <style:text-properties officeooo:rsid="0079ea0c" officeooo:paragraph-rsid="0079ea0c"/>
    </style:style>
    <style:style style:name="P159" style:family="paragraph" style:parent-style-name="Standard">
      <style:paragraph-properties fo:text-align="start" style:justify-single-word="false"/>
      <style:text-properties officeooo:rsid="0079ea0c" officeooo:paragraph-rsid="0079ea0c"/>
    </style:style>
    <style:style style:name="P160" style:family="paragraph" style:parent-style-name="Standard">
      <style:paragraph-properties fo:text-align="start" style:justify-single-word="false"/>
      <style:text-properties officeooo:rsid="0079ea0c" officeooo:paragraph-rsid="00a7d2da"/>
    </style:style>
    <style:style style:name="P161" style:family="paragraph" style:parent-style-name="Standard">
      <style:paragraph-properties fo:text-align="start" style:justify-single-word="false"/>
      <style:text-properties officeooo:rsid="0079ea0c" officeooo:paragraph-rsid="008d0849"/>
    </style:style>
    <style:style style:name="P162" style:family="paragraph" style:parent-style-name="Standard">
      <style:paragraph-properties fo:text-align="start" style:justify-single-word="false"/>
      <style:text-properties officeooo:rsid="0081b679" officeooo:paragraph-rsid="0081b679"/>
    </style:style>
    <style:style style:name="P163" style:family="paragraph" style:parent-style-name="Standard">
      <style:paragraph-properties fo:text-align="start" style:justify-single-word="false"/>
      <style:text-properties officeooo:paragraph-rsid="00887f26"/>
    </style:style>
    <style:style style:name="P164" style:family="paragraph" style:parent-style-name="Standard">
      <style:paragraph-properties fo:text-align="start" style:justify-single-word="false"/>
      <style:text-properties officeooo:paragraph-rsid="00c3b4aa"/>
    </style:style>
    <style:style style:name="P165" style:family="paragraph" style:parent-style-name="Standard">
      <style:paragraph-properties fo:text-align="start" style:justify-single-word="false"/>
      <style:text-properties fo:language="en" fo:country="US" officeooo:rsid="0086d0c9" officeooo:paragraph-rsid="0086d0c9"/>
    </style:style>
    <style:style style:name="P166" style:family="paragraph" style:parent-style-name="Standard">
      <style:paragraph-properties fo:text-align="start" style:justify-single-word="false"/>
      <style:text-properties fo:language="en" fo:country="US" officeooo:rsid="00884195" officeooo:paragraph-rsid="00884195"/>
    </style:style>
    <style:style style:name="P167" style:family="paragraph" style:parent-style-name="Standard">
      <style:paragraph-properties fo:text-align="start" style:justify-single-word="false"/>
      <style:text-properties fo:language="en" fo:country="US" officeooo:rsid="008646ae" officeooo:paragraph-rsid="00887f26"/>
    </style:style>
    <style:style style:name="P168" style:family="paragraph" style:parent-style-name="Standard">
      <style:paragraph-properties fo:text-align="start" style:justify-single-word="false"/>
      <style:text-properties fo:language="en" fo:country="US" officeooo:rsid="008646ae" officeooo:paragraph-rsid="008646ae"/>
    </style:style>
    <style:style style:name="P169"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70"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71" style:family="paragraph" style:parent-style-name="Standard">
      <style:paragraph-properties fo:text-align="start" style:justify-single-word="false"/>
      <style:text-properties fo:language="en" fo:country="US" officeooo:rsid="008a08d4" officeooo:paragraph-rsid="0079ea0c"/>
    </style:style>
    <style:style style:name="P172" style:family="paragraph" style:parent-style-name="Standard">
      <style:paragraph-properties fo:text-align="start" style:justify-single-word="false"/>
      <style:text-properties officeooo:rsid="008a08d4" officeooo:paragraph-rsid="008a08d4"/>
    </style:style>
    <style:style style:name="P173" style:family="paragraph" style:parent-style-name="Standard">
      <style:paragraph-properties fo:text-align="start" style:justify-single-word="false"/>
      <style:text-properties officeooo:rsid="008c8a40" officeooo:paragraph-rsid="008c8a40"/>
    </style:style>
    <style:style style:name="P174" style:family="paragraph" style:parent-style-name="Standard">
      <style:paragraph-properties fo:text-align="start" style:justify-single-word="false"/>
      <style:text-properties officeooo:rsid="008d0849" officeooo:paragraph-rsid="008d0849"/>
    </style:style>
    <style:style style:name="P175" style:family="paragraph" style:parent-style-name="Standard">
      <style:paragraph-properties fo:text-align="start" style:justify-single-word="false"/>
      <style:text-properties officeooo:rsid="00904686" officeooo:paragraph-rsid="00904686"/>
    </style:style>
    <style:style style:name="P176" style:family="paragraph" style:parent-style-name="Standard">
      <style:paragraph-properties fo:text-align="start" style:justify-single-word="false"/>
      <style:text-properties officeooo:rsid="00904686" officeooo:paragraph-rsid="009197e1"/>
    </style:style>
    <style:style style:name="P177" style:family="paragraph" style:parent-style-name="Standard">
      <style:paragraph-properties fo:text-align="start" style:justify-single-word="false"/>
      <style:text-properties officeooo:rsid="00919671" officeooo:paragraph-rsid="00919671"/>
    </style:style>
    <style:style style:name="P178" style:family="paragraph" style:parent-style-name="Standard">
      <style:paragraph-properties fo:text-align="start" style:justify-single-word="false"/>
      <style:text-properties officeooo:rsid="00a1731a" officeooo:paragraph-rsid="0079ea0c"/>
    </style:style>
    <style:style style:name="P179" style:family="paragraph" style:parent-style-name="Standard">
      <style:paragraph-properties fo:text-align="start" style:justify-single-word="false"/>
      <style:text-properties officeooo:rsid="00a1731a" officeooo:paragraph-rsid="00aadbd8"/>
    </style:style>
    <style:style style:name="P180" style:family="paragraph" style:parent-style-name="Standard">
      <style:paragraph-properties fo:text-align="start" style:justify-single-word="false"/>
      <style:text-properties officeooo:rsid="00a32160" officeooo:paragraph-rsid="00a32160"/>
    </style:style>
    <style:style style:name="P181" style:family="paragraph" style:parent-style-name="Standard">
      <style:paragraph-properties fo:text-align="start" style:justify-single-word="false"/>
      <style:text-properties officeooo:rsid="00ba67e7" officeooo:paragraph-rsid="00ba67e7"/>
    </style:style>
    <style:style style:name="P182" style:family="paragraph" style:parent-style-name="Standard">
      <style:paragraph-properties fo:text-align="start" style:justify-single-word="false"/>
      <style:text-properties officeooo:rsid="00b72dbb" officeooo:paragraph-rsid="00b72dbb"/>
    </style:style>
    <style:style style:name="P183" style:family="paragraph" style:parent-style-name="Standard">
      <style:paragraph-properties fo:text-align="start" style:justify-single-word="false"/>
      <style:text-properties officeooo:rsid="00b72dbb" officeooo:paragraph-rsid="00ba67e7"/>
    </style:style>
    <style:style style:name="P184" style:family="paragraph" style:parent-style-name="Standard">
      <style:paragraph-properties fo:text-align="start" style:justify-single-word="false"/>
      <style:text-properties officeooo:rsid="00bbff6f" officeooo:paragraph-rsid="00bbff6f"/>
    </style:style>
    <style:style style:name="P185" style:family="paragraph" style:parent-style-name="Standard">
      <style:paragraph-properties fo:text-align="start" style:justify-single-word="false"/>
      <style:text-properties officeooo:rsid="00bcd33a" officeooo:paragraph-rsid="00bcd33a"/>
    </style:style>
    <style:style style:name="P186" style:family="paragraph" style:parent-style-name="Standard">
      <style:paragraph-properties fo:text-align="start" style:justify-single-word="false"/>
      <style:text-properties officeooo:rsid="00bcd33a" officeooo:paragraph-rsid="00c3b356"/>
    </style:style>
    <style:style style:name="P187" style:family="paragraph" style:parent-style-name="Standard">
      <style:paragraph-properties fo:text-align="start" style:justify-single-word="false"/>
      <style:text-properties officeooo:rsid="00c0b97c" officeooo:paragraph-rsid="00c0b97c"/>
    </style:style>
    <style:style style:name="P188" style:family="paragraph" style:parent-style-name="Standard">
      <style:paragraph-properties fo:text-align="start" style:justify-single-word="false"/>
      <style:text-properties officeooo:rsid="00c3b356" officeooo:paragraph-rsid="00c3b356"/>
    </style:style>
    <style:style style:name="P189" style:family="paragraph" style:parent-style-name="Standard">
      <style:paragraph-properties fo:text-align="start" style:justify-single-word="false"/>
      <style:text-properties officeooo:rsid="00c4dc39" officeooo:paragraph-rsid="00c4dc39"/>
    </style:style>
    <style:style style:name="P190" style:family="paragraph" style:parent-style-name="Standard">
      <style:paragraph-properties fo:text-align="start" style:justify-single-word="false"/>
      <style:text-properties officeooo:rsid="00c68343" officeooo:paragraph-rsid="00c68343"/>
    </style:style>
    <style:style style:name="P191" style:family="paragraph" style:parent-style-name="Standard">
      <style:paragraph-properties fo:text-align="start" style:justify-single-word="false"/>
      <style:text-properties officeooo:rsid="00c998a0" officeooo:paragraph-rsid="00c998a0"/>
    </style:style>
    <style:style style:name="P192" style:family="paragraph" style:parent-style-name="Standard">
      <style:paragraph-properties fo:text-align="start" style:justify-single-word="false"/>
      <style:text-properties officeooo:rsid="00d17b52" officeooo:paragraph-rsid="00d17b52"/>
    </style:style>
    <style:style style:name="P193" style:family="paragraph" style:parent-style-name="Standard">
      <style:paragraph-properties fo:text-align="start" style:justify-single-word="false"/>
      <style:text-properties officeooo:rsid="00d17b52" officeooo:paragraph-rsid="0108a272"/>
    </style:style>
    <style:style style:name="P194" style:family="paragraph" style:parent-style-name="Standard">
      <style:paragraph-properties fo:text-align="start" style:justify-single-word="false"/>
      <style:text-properties officeooo:rsid="00d30248" officeooo:paragraph-rsid="00d30248"/>
    </style:style>
    <style:style style:name="P195" style:family="paragraph" style:parent-style-name="Standard">
      <style:paragraph-properties fo:text-align="start" style:justify-single-word="false"/>
      <style:text-properties officeooo:rsid="00e7ed65" officeooo:paragraph-rsid="00e7ed65"/>
    </style:style>
    <style:style style:name="P196" style:family="paragraph" style:parent-style-name="Standard">
      <style:paragraph-properties fo:text-align="start" style:justify-single-word="false"/>
      <style:text-properties officeooo:rsid="01074da1" officeooo:paragraph-rsid="0108a272"/>
    </style:style>
    <style:style style:name="P197" style:family="paragraph" style:parent-style-name="Standard">
      <style:paragraph-properties fo:text-align="start" style:justify-single-word="false"/>
      <style:text-properties officeooo:rsid="0108a272" officeooo:paragraph-rsid="0108a272"/>
    </style:style>
    <style:style style:name="P198" style:family="paragraph" style:parent-style-name="Standard">
      <style:paragraph-properties fo:text-align="start" style:justify-single-word="false"/>
      <style:text-properties officeooo:rsid="010a7b2b" officeooo:paragraph-rsid="010a7b2b"/>
    </style:style>
    <style:style style:name="P199" style:family="paragraph" style:parent-style-name="Standard">
      <style:paragraph-properties fo:text-align="start" style:justify-single-word="false"/>
      <style:text-properties officeooo:rsid="010dd582" officeooo:paragraph-rsid="010dd582"/>
    </style:style>
    <style:style style:name="P200" style:family="paragraph" style:parent-style-name="Standard">
      <style:paragraph-properties fo:text-align="start" style:justify-single-word="false"/>
      <style:text-properties officeooo:rsid="010dd582" officeooo:paragraph-rsid="0112a996"/>
    </style:style>
    <style:style style:name="P201" style:family="paragraph" style:parent-style-name="Standard">
      <style:paragraph-properties fo:text-align="start" style:justify-single-word="false"/>
      <style:text-properties officeooo:rsid="0110ac09" officeooo:paragraph-rsid="0110ac09"/>
    </style:style>
    <style:style style:name="P202" style:family="paragraph" style:parent-style-name="Standard">
      <style:paragraph-properties fo:text-align="start" style:justify-single-word="false"/>
      <style:text-properties officeooo:rsid="0110ac09" officeooo:paragraph-rsid="0116ef88"/>
    </style:style>
    <style:style style:name="P203" style:family="paragraph" style:parent-style-name="Standard">
      <style:paragraph-properties fo:text-align="start" style:justify-single-word="false"/>
      <style:text-properties officeooo:rsid="0110ac09" officeooo:paragraph-rsid="01185d6e"/>
    </style:style>
    <style:style style:name="P204" style:family="paragraph" style:parent-style-name="Standard">
      <style:paragraph-properties fo:text-align="start" style:justify-single-word="false"/>
      <style:text-properties officeooo:rsid="01185d6e" officeooo:paragraph-rsid="01185d6e"/>
    </style:style>
    <style:style style:name="P205" style:family="paragraph" style:parent-style-name="Standard">
      <style:paragraph-properties fo:text-align="start" style:justify-single-word="false"/>
      <style:text-properties officeooo:rsid="01185d6e" officeooo:paragraph-rsid="01198d52"/>
    </style:style>
    <style:style style:name="P206" style:family="paragraph" style:parent-style-name="Standard">
      <style:paragraph-properties fo:text-align="start" style:justify-single-word="false"/>
      <style:text-properties officeooo:rsid="01198d52" officeooo:paragraph-rsid="01198d52"/>
    </style:style>
    <style:style style:name="P207" style:family="paragraph" style:parent-style-name="Standard">
      <style:paragraph-properties fo:text-align="start" style:justify-single-word="false"/>
      <style:text-properties officeooo:rsid="011ca455" officeooo:paragraph-rsid="011ca455"/>
    </style:style>
    <style:style style:name="P208" style:family="paragraph" style:parent-style-name="Standard">
      <style:paragraph-properties fo:text-align="start" style:justify-single-word="false"/>
      <style:text-properties officeooo:rsid="011ca6ef" officeooo:paragraph-rsid="011ca6ef"/>
    </style:style>
    <style:style style:name="P209" style:family="paragraph" style:parent-style-name="Standard">
      <style:paragraph-properties fo:text-align="start" style:justify-single-word="false"/>
      <style:text-properties officeooo:rsid="011e2dbd" officeooo:paragraph-rsid="011e2dbd"/>
    </style:style>
    <style:style style:name="P210" style:family="paragraph" style:parent-style-name="Standard">
      <style:paragraph-properties fo:text-align="start" style:justify-single-word="false"/>
      <style:text-properties officeooo:rsid="011f4e9f" officeooo:paragraph-rsid="011f4e9f"/>
    </style:style>
    <style:style style:name="P211" style:family="paragraph" style:parent-style-name="Standard">
      <style:paragraph-properties fo:text-align="start" style:justify-single-word="false"/>
      <style:text-properties officeooo:rsid="01210397" officeooo:paragraph-rsid="01210397"/>
    </style:style>
    <style:style style:name="P212"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13"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14" style:family="paragraph" style:parent-style-name="Standard">
      <style:paragraph-properties fo:text-align="start" style:justify-single-word="false"/>
      <style:text-properties officeooo:rsid="0122c41b" officeooo:paragraph-rsid="0122c41b"/>
    </style:style>
    <style:style style:name="P215" style:family="paragraph" style:parent-style-name="Standard">
      <style:paragraph-properties fo:text-align="start" style:justify-single-word="false"/>
      <style:text-properties officeooo:rsid="0122c41b" officeooo:paragraph-rsid="01242a61"/>
    </style:style>
    <style:style style:name="P216" style:family="paragraph" style:parent-style-name="Standard">
      <style:paragraph-properties fo:text-align="start" style:justify-single-word="false"/>
      <style:text-properties officeooo:rsid="01242a61" officeooo:paragraph-rsid="01242a61"/>
    </style:style>
    <style:style style:name="P217" style:family="paragraph" style:parent-style-name="Standard">
      <style:paragraph-properties fo:text-align="start" style:justify-single-word="false"/>
      <style:text-properties officeooo:rsid="01254446" officeooo:paragraph-rsid="01254446"/>
    </style:style>
    <style:style style:name="P218" style:family="paragraph" style:parent-style-name="Standard">
      <style:paragraph-properties fo:text-align="start" style:justify-single-word="false"/>
      <style:text-properties officeooo:rsid="01254d81" officeooo:paragraph-rsid="01254d81"/>
    </style:style>
    <style:style style:name="P219" style:family="paragraph" style:parent-style-name="Standard">
      <style:paragraph-properties fo:text-align="start" style:justify-single-word="false"/>
      <style:text-properties officeooo:rsid="01264bb4" officeooo:paragraph-rsid="01264bb4"/>
    </style:style>
    <style:style style:name="P220" style:family="paragraph" style:parent-style-name="Standard">
      <style:paragraph-properties fo:text-align="start" style:justify-single-word="false"/>
      <style:text-properties officeooo:rsid="01267f26" officeooo:paragraph-rsid="01267f26"/>
    </style:style>
    <style:style style:name="P221" style:family="paragraph" style:parent-style-name="Standard">
      <style:paragraph-properties fo:text-align="start" style:justify-single-word="false"/>
      <style:text-properties officeooo:rsid="012a5711" officeooo:paragraph-rsid="012a5711"/>
    </style:style>
    <style:style style:name="P222" style:family="paragraph" style:parent-style-name="Standard">
      <style:paragraph-properties fo:text-align="start" style:justify-single-word="false"/>
      <style:text-properties officeooo:rsid="012c901f" officeooo:paragraph-rsid="012c901f"/>
    </style:style>
    <style:style style:name="P223" style:family="paragraph" style:parent-style-name="Standard">
      <style:paragraph-properties fo:text-align="start" style:justify-single-word="false"/>
      <style:text-properties officeooo:rsid="012dd37d" officeooo:paragraph-rsid="012dd37d"/>
    </style:style>
    <style:style style:name="P224" style:family="paragraph" style:parent-style-name="Standard">
      <style:paragraph-properties fo:text-align="start" style:justify-single-word="false"/>
      <style:text-properties officeooo:rsid="012def5c" officeooo:paragraph-rsid="012def5c"/>
    </style:style>
    <style:style style:name="P225" style:family="paragraph" style:parent-style-name="Standard">
      <style:paragraph-properties fo:text-align="start" style:justify-single-word="false"/>
      <style:text-properties officeooo:rsid="0131fffa" officeooo:paragraph-rsid="0131fffa"/>
    </style:style>
    <style:style style:name="P226" style:family="paragraph" style:parent-style-name="Standard">
      <style:paragraph-properties fo:text-align="start" style:justify-single-word="false"/>
      <style:text-properties officeooo:rsid="0131fffa" officeooo:paragraph-rsid="0139de91"/>
    </style:style>
    <style:style style:name="P227" style:family="paragraph" style:parent-style-name="Standard">
      <style:paragraph-properties fo:text-align="start" style:justify-single-word="false"/>
      <style:text-properties officeooo:rsid="0131fffa" officeooo:paragraph-rsid="013d158e"/>
    </style:style>
    <style:style style:name="P228" style:family="paragraph" style:parent-style-name="Standard">
      <style:paragraph-properties fo:text-align="start" style:justify-single-word="false"/>
      <style:text-properties officeooo:rsid="0142488e" officeooo:paragraph-rsid="0142488e"/>
    </style:style>
    <style:style style:name="P229" style:family="paragraph" style:parent-style-name="Standard">
      <style:paragraph-properties fo:text-align="start" style:justify-single-word="false"/>
      <style:text-properties officeooo:rsid="01477335" officeooo:paragraph-rsid="01477335"/>
    </style:style>
    <style:style style:name="P230" style:family="paragraph" style:parent-style-name="Standard">
      <style:paragraph-properties fo:text-align="start" style:justify-single-word="false"/>
      <style:text-properties officeooo:rsid="014873ae" officeooo:paragraph-rsid="014873ae"/>
    </style:style>
    <style:style style:name="P231" style:family="paragraph" style:parent-style-name="Standard">
      <style:paragraph-properties fo:text-align="start" style:justify-single-word="false"/>
      <style:text-properties officeooo:rsid="014b1147" officeooo:paragraph-rsid="014b1147"/>
    </style:style>
    <style:style style:name="P232" style:family="paragraph" style:parent-style-name="Standard">
      <style:paragraph-properties fo:text-align="start" style:justify-single-word="false"/>
      <style:text-properties officeooo:rsid="014d43ba" officeooo:paragraph-rsid="014d43ba"/>
    </style:style>
    <style:style style:name="P233" style:family="paragraph" style:parent-style-name="Standard">
      <style:paragraph-properties fo:text-align="start" style:justify-single-word="false"/>
      <style:text-properties officeooo:rsid="014e8a80" officeooo:paragraph-rsid="014e8a80"/>
    </style:style>
    <style:style style:name="P234" style:family="paragraph" style:parent-style-name="Standard">
      <style:text-properties style:text-underline-style="none"/>
    </style:style>
    <style:style style:name="P235" style:family="paragraph" style:parent-style-name="Standard">
      <style:text-properties style:text-underline-style="none" officeooo:rsid="01545c18" officeooo:paragraph-rsid="01545c18"/>
    </style:style>
    <style:style style:name="P236" style:family="paragraph" style:parent-style-name="Standard">
      <style:text-properties style:text-underline-style="none" fo:font-weight="bold" officeooo:rsid="01545c18" officeooo:paragraph-rsid="01545c18" style:font-weight-asian="bold" style:font-weight-complex="bold"/>
    </style:style>
    <style:style style:name="P237" style:family="paragraph" style:parent-style-name="Standard">
      <style:text-properties style:text-underline-style="none" officeooo:rsid="0155e1d0" officeooo:paragraph-rsid="0155e1d0"/>
    </style:style>
    <style:style style:name="P238" style:family="paragraph" style:parent-style-name="Standard">
      <style:text-properties style:text-underline-style="none" officeooo:rsid="0189aab9" officeooo:paragraph-rsid="0189aab9"/>
    </style:style>
    <style:style style:name="P239" style:family="paragraph" style:parent-style-name="Standard">
      <style:text-properties style:text-underline-style="none" officeooo:rsid="018b8d2c" officeooo:paragraph-rsid="018b8d2c"/>
    </style:style>
    <style:style style:name="P240" style:family="paragraph" style:parent-style-name="Standard">
      <style:text-properties style:text-underline-style="none" officeooo:rsid="018cefd7" officeooo:paragraph-rsid="018cefd7"/>
    </style:style>
    <style:style style:name="P241" style:family="paragraph" style:parent-style-name="Standard">
      <style:text-properties officeooo:rsid="0155e1d0" officeooo:paragraph-rsid="0155e1d0"/>
    </style:style>
    <style:style style:name="P242" style:family="paragraph" style:parent-style-name="Standard">
      <style:text-properties officeooo:rsid="015da505" officeooo:paragraph-rsid="015da505"/>
    </style:style>
    <style:style style:name="P243" style:family="paragraph" style:parent-style-name="Standard">
      <style:text-properties officeooo:rsid="015da505" officeooo:paragraph-rsid="01634278"/>
    </style:style>
    <style:style style:name="P244" style:family="paragraph" style:parent-style-name="Standard">
      <style:text-properties officeooo:rsid="0163d1ae" officeooo:paragraph-rsid="01647cf4"/>
    </style:style>
    <style:style style:name="P245" style:family="paragraph" style:parent-style-name="Standard">
      <style:text-properties officeooo:rsid="01685063" officeooo:paragraph-rsid="01685063"/>
    </style:style>
    <style:style style:name="P246" style:family="paragraph" style:parent-style-name="Standard">
      <style:text-properties officeooo:rsid="016f9990" officeooo:paragraph-rsid="016f9990"/>
    </style:style>
    <style:style style:name="P247" style:family="paragraph" style:parent-style-name="Standard">
      <style:text-properties officeooo:paragraph-rsid="01740323"/>
    </style:style>
    <style:style style:name="P248" style:family="paragraph" style:parent-style-name="Standard">
      <style:text-properties officeooo:rsid="017807ff" officeooo:paragraph-rsid="017807ff"/>
    </style:style>
    <style:style style:name="P249" style:family="paragraph" style:parent-style-name="Standard">
      <style:text-properties officeooo:rsid="0179cc63" officeooo:paragraph-rsid="0179cc63"/>
    </style:style>
    <style:style style:name="P250" style:family="paragraph" style:parent-style-name="Standard">
      <style:text-properties officeooo:rsid="017a1f77" officeooo:paragraph-rsid="017a1f77"/>
    </style:style>
    <style:style style:name="P251" style:family="paragraph" style:parent-style-name="Standard">
      <style:text-properties officeooo:rsid="017ee1af" officeooo:paragraph-rsid="017ee1af"/>
    </style:style>
    <style:style style:name="P252" style:family="paragraph" style:parent-style-name="Standard">
      <style:text-properties officeooo:rsid="01803104" officeooo:paragraph-rsid="01803104"/>
    </style:style>
    <style:style style:name="P253" style:family="paragraph" style:parent-style-name="Standard">
      <style:text-properties officeooo:rsid="01814b18" officeooo:paragraph-rsid="01814b18"/>
    </style:style>
    <style:style style:name="P254" style:family="paragraph" style:parent-style-name="Standard">
      <style:text-properties officeooo:rsid="01833d9c" officeooo:paragraph-rsid="018408a6"/>
    </style:style>
    <style:style style:name="P255" style:family="paragraph" style:parent-style-name="Standard">
      <style:text-properties officeooo:rsid="0185efae" officeooo:paragraph-rsid="0185efae"/>
    </style:style>
    <style:style style:name="P256" style:family="paragraph" style:parent-style-name="Standard">
      <style:text-properties officeooo:rsid="018f810a" officeooo:paragraph-rsid="018f810a"/>
    </style:style>
    <style:style style:name="P257" style:family="paragraph" style:parent-style-name="Standard">
      <style:text-properties officeooo:rsid="01906a0b" officeooo:paragraph-rsid="01906a0b"/>
    </style:style>
    <style:style style:name="P258" style:family="paragraph" style:parent-style-name="Standard">
      <style:text-properties officeooo:rsid="0191911d" officeooo:paragraph-rsid="0191911d"/>
    </style:style>
    <style:style style:name="P25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60" style:family="paragraph" style:parent-style-name="Horizontal_20_Line">
      <style:text-properties officeooo:rsid="00d17b52"/>
    </style:style>
    <style:style style:name="P261" style:family="paragraph" style:parent-style-name="Horizontal_20_Line">
      <style:text-properties officeooo:rsid="014e5c4f"/>
    </style:style>
    <style:style style:name="P262" style:family="paragraph" style:parent-style-name="Standard" style:list-style-name="L1">
      <style:paragraph-properties fo:text-align="start" style:justify-single-word="false"/>
      <style:text-properties officeooo:rsid="00e7ed65" officeooo:paragraph-rsid="00e7ed65"/>
    </style:style>
    <style:style style:name="P263"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64" style:family="paragraph" style:parent-style-name="Standard" style:list-style-name="L3">
      <style:paragraph-properties fo:text-align="start" style:justify-single-word="false"/>
      <style:text-properties officeooo:rsid="010dd582" officeooo:paragraph-rsid="010dd582"/>
    </style:style>
    <style:style style:name="P265" style:family="paragraph" style:parent-style-name="Standard" style:list-style-name="L3">
      <style:paragraph-properties fo:text-align="start" style:justify-single-word="false"/>
      <style:text-properties officeooo:rsid="010e8ab3" officeooo:paragraph-rsid="010e8ab3"/>
    </style:style>
    <style:style style:name="P266" style:family="paragraph" style:parent-style-name="Standard" style:list-style-name="L3">
      <style:paragraph-properties fo:text-align="start" style:justify-single-word="false"/>
      <style:text-properties officeooo:rsid="010f0281" officeooo:paragraph-rsid="010f0281"/>
    </style:style>
    <style:style style:name="P267" style:family="paragraph" style:parent-style-name="Standard" style:list-style-name="L4">
      <style:paragraph-properties fo:text-align="start" style:justify-single-word="false"/>
      <style:text-properties officeooo:rsid="012a5711" officeooo:paragraph-rsid="012a5711"/>
    </style:style>
    <style:style style:name="P268" style:family="paragraph" style:parent-style-name="Standard" style:list-style-name="L4">
      <style:paragraph-properties fo:text-align="start" style:justify-single-word="false"/>
      <style:text-properties officeooo:rsid="012be6b1" officeooo:paragraph-rsid="012be6b1"/>
    </style:style>
    <style:style style:name="P269" style:family="paragraph" style:parent-style-name="Standard" style:list-style-name="L5"/>
    <style:style style:name="P270" style:family="paragraph" style:parent-style-name="Standard" style:list-style-name="L6">
      <style:text-properties officeooo:rsid="0153439f"/>
    </style:style>
    <style:style style:name="P271" style:family="paragraph" style:parent-style-name="Standard" style:list-style-name="L7">
      <style:text-properties style:text-underline-style="none" officeooo:rsid="01545c18" officeooo:paragraph-rsid="01545c18"/>
    </style:style>
    <style:style style:name="P272" style:family="paragraph" style:parent-style-name="Standard" style:list-style-name="L8">
      <style:text-properties style:text-underline-style="none" officeooo:rsid="0155e1d0" officeooo:paragraph-rsid="0155e1d0"/>
    </style:style>
    <style:style style:name="P273" style:family="paragraph" style:parent-style-name="Standard">
      <style:text-properties style:text-underline-style="none" officeooo:rsid="0155e1d0" officeooo:paragraph-rsid="0155e1d0"/>
    </style:style>
    <style:style style:name="P274" style:family="paragraph" style:parent-style-name="Standard">
      <style:text-properties style:text-underline-style="none" officeooo:rsid="015b9d1a" officeooo:paragraph-rsid="015b9d1a"/>
    </style:style>
    <style:style style:name="P275" style:family="paragraph" style:parent-style-name="Standard">
      <style:text-properties style:text-underline-style="none" fo:font-weight="bold" officeooo:rsid="015da505" officeooo:paragraph-rsid="015da505" style:font-weight-asian="bold" style:font-weight-complex="bold"/>
    </style:style>
    <style:style style:name="P276" style:family="paragraph" style:parent-style-name="Standard">
      <style:text-properties style:text-underline-style="none" fo:font-weight="bold" officeooo:rsid="015f560c" officeooo:paragraph-rsid="01634278" style:font-weight-asian="bold" style:font-weight-complex="bold"/>
    </style:style>
    <style:style style:name="P277" style:family="paragraph" style:parent-style-name="Standard">
      <style:text-properties style:text-underline-style="none" fo:font-weight="bold" officeooo:rsid="016c8876" officeooo:paragraph-rsid="016c8876" style:font-weight-asian="bold" style:font-weight-complex="bold"/>
    </style:style>
    <style:style style:name="P278" style:family="paragraph" style:parent-style-name="Standard">
      <style:text-properties style:text-underline-style="none" fo:font-weight="bold" officeooo:rsid="01833d9c" officeooo:paragraph-rsid="01833d9c" style:font-weight-asian="bold" style:font-weight-complex="bold"/>
    </style:style>
    <style:style style:name="P279" style:family="paragraph" style:parent-style-name="Standard">
      <style:text-properties style:text-underline-style="none" fo:font-weight="bold" officeooo:rsid="0191911d" officeooo:paragraph-rsid="0191911d" style:font-weight-asian="bold" style:font-weight-complex="bold"/>
    </style:style>
    <style:style style:name="P280"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281"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282" style:family="paragraph" style:parent-style-name="Standard">
      <style:text-properties style:text-underline-style="none" fo:font-weight="normal" officeooo:rsid="0162092c" officeooo:paragraph-rsid="0162092c" style:font-weight-asian="normal" style:font-weight-complex="normal"/>
    </style:style>
    <style:style style:name="P283"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284" style:family="paragraph" style:parent-style-name="Standard">
      <style:text-properties style:text-underline-style="none" fo:font-weight="normal" officeooo:rsid="016372d0" officeooo:paragraph-rsid="016372d0" style:font-weight-asian="normal" style:font-weight-complex="normal"/>
    </style:style>
    <style:style style:name="P285" style:family="paragraph" style:parent-style-name="Standard">
      <style:text-properties style:text-underline-style="none" fo:font-weight="normal" officeooo:rsid="01647cf4" officeooo:paragraph-rsid="01647cf4" style:font-weight-asian="normal" style:font-weight-complex="normal"/>
    </style:style>
    <style:style style:name="P286" style:family="paragraph" style:parent-style-name="Standard">
      <style:text-properties style:text-underline-style="none" fo:font-weight="normal" officeooo:rsid="01685063" officeooo:paragraph-rsid="01685063" style:font-weight-asian="normal" style:font-weight-complex="normal"/>
    </style:style>
    <style:style style:name="P287" style:family="paragraph" style:parent-style-name="Standard">
      <style:text-properties style:text-underline-style="none" fo:font-weight="normal" officeooo:rsid="0169e75f" officeooo:paragraph-rsid="01685063" style:font-weight-asian="normal" style:font-weight-complex="normal"/>
    </style:style>
    <style:style style:name="P288" style:family="paragraph" style:parent-style-name="Standard">
      <style:text-properties style:text-underline-style="none" fo:font-weight="normal" officeooo:rsid="016c0580" officeooo:paragraph-rsid="016c0580" style:font-weight-asian="normal" style:font-weight-complex="normal"/>
    </style:style>
    <style:style style:name="P289"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290" style:family="paragraph" style:parent-style-name="Standard">
      <style:text-properties style:text-underline-style="none" fo:font-weight="normal" officeooo:rsid="016c8876" officeooo:paragraph-rsid="016c8876" style:font-weight-asian="normal" style:font-weight-complex="normal"/>
    </style:style>
    <style:style style:name="P291" style:family="paragraph" style:parent-style-name="Standard">
      <style:text-properties style:text-underline-style="none" fo:font-weight="normal" officeooo:rsid="016dd649" officeooo:paragraph-rsid="016f9990" style:font-weight-asian="normal" style:font-weight-complex="normal"/>
    </style:style>
    <style:style style:name="P292" style:family="paragraph" style:parent-style-name="Standard">
      <style:text-properties style:text-underline-style="none" fo:font-weight="normal" officeooo:rsid="016dd649" officeooo:paragraph-rsid="01739c34" style:font-weight-asian="normal" style:font-weight-complex="normal"/>
    </style:style>
    <style:style style:name="P293" style:family="paragraph" style:parent-style-name="Standard">
      <style:text-properties style:text-underline-style="none" fo:font-weight="normal" officeooo:rsid="016dd649" officeooo:paragraph-rsid="016dd649" style:font-weight-asian="normal" style:font-weight-complex="normal"/>
    </style:style>
    <style:style style:name="P294" style:family="paragraph" style:parent-style-name="Standard">
      <style:text-properties style:text-underline-style="none" fo:font-weight="normal" officeooo:rsid="016f9990" officeooo:paragraph-rsid="016f9990" style:font-weight-asian="normal" style:font-weight-complex="normal"/>
    </style:style>
    <style:style style:name="P295" style:family="paragraph" style:parent-style-name="Standard">
      <style:text-properties style:text-underline-style="none" fo:font-weight="normal" officeooo:rsid="0174e166" officeooo:paragraph-rsid="0174e166" style:font-weight-asian="normal" style:font-weight-complex="normal"/>
    </style:style>
    <style:style style:name="P296" style:family="paragraph" style:parent-style-name="Standard">
      <style:text-properties style:text-underline-style="none" fo:font-weight="normal" officeooo:rsid="0176ee4f" officeooo:paragraph-rsid="0176ee4f" style:font-weight-asian="normal" style:font-weight-complex="normal"/>
    </style:style>
    <style:style style:name="P297" style:family="paragraph" style:parent-style-name="Standard">
      <style:text-properties style:text-underline-style="none" fo:font-weight="normal" officeooo:rsid="0179cc63" officeooo:paragraph-rsid="0179cc63" style:font-weight-asian="normal" style:font-weight-complex="normal"/>
    </style:style>
    <style:style style:name="P298" style:family="paragraph" style:parent-style-name="Standard">
      <style:text-properties style:text-underline-style="none" fo:font-weight="normal" officeooo:rsid="01803104" officeooo:paragraph-rsid="01803104" style:font-weight-asian="normal" style:font-weight-complex="normal"/>
    </style:style>
    <style:style style:name="P299" style:family="paragraph" style:parent-style-name="Standard">
      <style:text-properties style:text-underline-style="none" fo:font-weight="normal" officeooo:rsid="0163d1ae" officeooo:paragraph-rsid="0163d1ae" style:font-weight-asian="normal" style:font-weight-complex="normal"/>
    </style:style>
    <style:style style:name="P300" style:family="paragraph" style:parent-style-name="Standard">
      <style:text-properties style:text-underline-style="none" fo:font-weight="normal" officeooo:rsid="01906a0b" officeooo:paragraph-rsid="01906a0b" style:font-weight-asian="normal" style:font-weight-complex="normal"/>
    </style:style>
    <style:style style:name="P301" style:family="paragraph" style:parent-style-name="Standard">
      <style:text-properties style:text-underline-style="none" fo:font-weight="normal" officeooo:rsid="0191911d" officeooo:paragraph-rsid="0191911d" style:font-weight-asian="normal" style:font-weight-complex="normal"/>
    </style:style>
    <style:style style:name="P302" style:family="paragraph" style:parent-style-name="Standard">
      <style:text-properties style:text-underline-style="none" fo:font-weight="normal" officeooo:rsid="0197a080" officeooo:paragraph-rsid="0197a080" style:font-weight-asian="normal" style:font-weight-complex="normal"/>
    </style:style>
    <style:style style:name="P303" style:family="paragraph" style:parent-style-name="Standard">
      <style:text-properties style:text-underline-style="none" fo:font-weight="normal" officeooo:rsid="019c1d0c" officeooo:paragraph-rsid="019c1d0c" style:font-weight-asian="normal" style:font-weight-complex="normal"/>
    </style:style>
    <style:style style:name="P304" style:family="paragraph" style:parent-style-name="Standard">
      <style:text-properties style:text-underline-style="none" fo:font-weight="normal" officeooo:rsid="019edd4f" officeooo:paragraph-rsid="019edd4f" style:font-weight-asian="normal" style:font-weight-complex="normal"/>
    </style:style>
    <style:style style:name="P305" style:family="paragraph" style:parent-style-name="Standard">
      <style:text-properties style:text-underline-style="none" fo:font-weight="normal" officeooo:rsid="01a18cf5" officeooo:paragraph-rsid="016dd649" style:font-weight-asian="normal" style:font-weight-complex="normal"/>
    </style:style>
    <style:style style:name="P306" style:family="paragraph" style:parent-style-name="Standard">
      <style:text-properties style:text-underline-style="none" officeooo:rsid="018408a6" officeooo:paragraph-rsid="018408a6"/>
    </style:style>
    <style:style style:name="P307" style:family="paragraph" style:parent-style-name="Standard">
      <style:text-properties style:text-underline-style="none" officeooo:rsid="018817ce" officeooo:paragraph-rsid="0185efae"/>
    </style:style>
    <style:style style:name="P308" style:family="paragraph" style:parent-style-name="Standard">
      <style:text-properties style:text-underline-style="none" officeooo:rsid="01906a0b" officeooo:paragraph-rsid="01906a0b"/>
    </style:style>
    <style:style style:name="P309" style:family="paragraph" style:parent-style-name="Standard">
      <style:text-properties style:text-underline-style="none" officeooo:rsid="0194060a" officeooo:paragraph-rsid="0194060a"/>
    </style:style>
    <style:style style:name="P310" style:family="paragraph" style:parent-style-name="Standard">
      <style:text-properties style:text-underline-style="none" officeooo:rsid="0195e5a6" officeooo:paragraph-rsid="0195e5a6"/>
    </style:style>
    <style:style style:name="P311" style:family="paragraph" style:parent-style-name="Standard" style:list-style-name="L12">
      <style:text-properties style:text-underline-style="none" officeooo:rsid="0195e5a6" officeooo:paragraph-rsid="0195e5a6"/>
    </style:style>
    <style:style style:name="P312" style:family="paragraph" style:parent-style-name="Standard" style:list-style-name="L12">
      <style:text-properties style:text-underline-style="none" officeooo:rsid="0196e9d3" officeooo:paragraph-rsid="0196e9d3"/>
    </style:style>
    <style:style style:name="P313" style:family="paragraph" style:parent-style-name="Standard">
      <style:text-properties fo:font-size="20pt" style:text-underline-style="none" fo:font-weight="bold" officeooo:rsid="0155e1d0" officeooo:paragraph-rsid="015b9d1a" style:font-size-asian="20pt" style:font-weight-asian="bold" style:font-size-complex="20pt" style:font-weight-complex="bold"/>
    </style:style>
    <style:style style:name="P314" style:family="paragraph" style:parent-style-name="Standard">
      <style:text-properties fo:font-size="16pt" style:text-underline-style="none" fo:font-weight="bold" officeooo:rsid="0155e1d0" officeooo:paragraph-rsid="0155e1d0" style:font-size-asian="16pt" style:font-weight-asian="bold" style:font-size-complex="16pt" style:font-weight-complex="bold"/>
    </style:style>
    <style:style style:name="P315" style:family="paragraph" style:parent-style-name="Standard" style:list-style-name="L9">
      <style:text-properties officeooo:rsid="015f560c" officeooo:paragraph-rsid="016372d0"/>
    </style:style>
    <style:style style:name="P316" style:family="paragraph" style:parent-style-name="Standard" style:list-style-name="L10">
      <style:text-properties officeooo:rsid="0169e75f" officeooo:paragraph-rsid="0169e75f"/>
    </style:style>
    <style:style style:name="P317" style:family="paragraph" style:parent-style-name="Standard" style:list-style-name="L10">
      <style:text-properties officeooo:rsid="016a5695" officeooo:paragraph-rsid="016a5695"/>
    </style:style>
    <style:style style:name="P318" style:family="paragraph" style:parent-style-name="Standard" style:list-style-name="L10">
      <style:text-properties officeooo:rsid="016c0580" officeooo:paragraph-rsid="016c0580"/>
    </style:style>
    <style:style style:name="P319" style:family="paragraph" style:parent-style-name="Standard">
      <style:text-properties officeooo:rsid="017807ff" officeooo:paragraph-rsid="019a7305"/>
    </style:style>
    <style:style style:name="P320" style:family="paragraph" style:parent-style-name="Standard">
      <style:text-properties officeooo:rsid="01a18cf5" officeooo:paragraph-rsid="01a18cf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05cdac"/>
    </style:style>
    <style:style style:name="T36" style:family="text">
      <style:text-properties style:text-underline-style="solid" style:text-underline-width="auto" style:text-underline-color="font-color" officeooo:rsid="004314d7"/>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a513df" style:font-weight-asian="bold" style:font-weight-complex="bold"/>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normal" officeooo:rsid="00a1731a" style:font-weight-asian="normal" style:font-weight-complex="normal"/>
    </style:style>
    <style:style style:name="T41" style:family="text">
      <style:text-properties style:text-underline-style="solid" style:text-underline-width="auto" style:text-underline-color="font-color" fo:font-weight="normal" officeooo:rsid="00f7ca38" style:font-weight-asian="normal" style:font-weight-complex="normal"/>
    </style:style>
    <style:style style:name="T42" style:family="text">
      <style:text-properties style:text-underline-style="solid" style:text-underline-width="auto" style:text-underline-color="font-color" fo:font-weight="normal" officeooo:rsid="00f8de94" style:font-weight-asian="normal" style:font-weight-complex="normal"/>
    </style:style>
    <style:style style:name="T43" style:family="text">
      <style:text-properties style:text-underline-style="solid" style:text-underline-width="auto" style:text-underline-color="font-color" fo:font-weight="normal" officeooo:rsid="0197446c" style:font-weight-asian="normal" style:font-weight-complex="normal"/>
    </style:style>
    <style:style style:name="T44" style:family="text">
      <style:text-properties style:text-underline-style="solid" style:text-underline-width="auto" style:text-underline-color="font-color" fo:font-weight="normal" officeooo:rsid="019d1b66" style:font-weight-asian="normal" style:font-weight-complex="normal"/>
    </style:style>
    <style:style style:name="T45" style:family="text">
      <style:text-properties style:text-underline-style="solid" style:text-underline-width="auto" style:text-underline-color="font-color" officeooo:rsid="00b1104a"/>
    </style:style>
    <style:style style:name="T46" style:family="text">
      <style:text-properties style:text-underline-style="solid" style:text-underline-width="auto" style:text-underline-color="font-color" officeooo:rsid="00ba752b"/>
    </style:style>
    <style:style style:name="T47" style:family="text">
      <style:text-properties style:text-underline-style="solid" style:text-underline-width="auto" style:text-underline-color="font-color" officeooo:rsid="00e906a0"/>
    </style:style>
    <style:style style:name="T48" style:family="text">
      <style:text-properties style:text-underline-style="solid" style:text-underline-width="auto" style:text-underline-color="font-color" officeooo:rsid="00f0da8a"/>
    </style:style>
    <style:style style:name="T49" style:family="text">
      <style:text-properties style:text-underline-style="solid" style:text-underline-width="auto" style:text-underline-color="font-color" officeooo:rsid="00f8de94"/>
    </style:style>
    <style:style style:name="T50" style:family="text">
      <style:text-properties style:text-underline-style="solid" style:text-underline-width="auto" style:text-underline-color="font-color" officeooo:rsid="0108a272"/>
    </style:style>
    <style:style style:name="T51" style:family="text">
      <style:text-properties style:text-underline-style="solid" style:text-underline-width="auto" style:text-underline-color="font-color" officeooo:rsid="01148a13"/>
    </style:style>
    <style:style style:name="T52" style:family="text">
      <style:text-properties style:text-underline-style="solid" style:text-underline-width="auto" style:text-underline-color="font-color" officeooo:rsid="01185d6e"/>
    </style:style>
    <style:style style:name="T53" style:family="text">
      <style:text-properties officeooo:rsid="0005cdac"/>
    </style:style>
    <style:style style:name="T54" style:family="text">
      <style:text-properties officeooo:rsid="00076495"/>
    </style:style>
    <style:style style:name="T55" style:family="text">
      <style:text-properties officeooo:rsid="000a2e1b"/>
    </style:style>
    <style:style style:name="T56" style:family="text">
      <style:text-properties officeooo:rsid="000f5713"/>
    </style:style>
    <style:style style:name="T57" style:family="text">
      <style:text-properties officeooo:rsid="00128b20"/>
    </style:style>
    <style:style style:name="T58" style:family="text">
      <style:text-properties officeooo:rsid="0012e13a"/>
    </style:style>
    <style:style style:name="T59" style:family="text">
      <style:text-properties fo:font-style="italic" style:font-style-asian="italic" style:font-style-complex="italic"/>
    </style:style>
    <style:style style:name="T60" style:family="text">
      <style:text-properties fo:font-style="italic" officeooo:rsid="004314d7"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style:text-underline-style="solid" style:text-underline-width="auto" style:text-underline-color="font-color"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officeooo:rsid="00163b10" style:font-style-asian="normal" style:font-style-complex="normal"/>
    </style:style>
    <style:style style:name="T66" style:family="text">
      <style:text-properties fo:font-style="normal" officeooo:rsid="00182247" style:font-style-asian="normal" style:font-style-complex="normal"/>
    </style:style>
    <style:style style:name="T67" style:family="text">
      <style:text-properties fo:font-style="normal" officeooo:rsid="0019bb5b" style:font-style-asian="normal" style:font-style-complex="normal"/>
    </style:style>
    <style:style style:name="T68" style:family="text">
      <style:text-properties fo:font-style="normal" officeooo:rsid="001db52d" style:font-style-asian="normal" style:font-style-complex="normal"/>
    </style:style>
    <style:style style:name="T69" style:family="text">
      <style:text-properties fo:font-style="normal" officeooo:rsid="002b15ce"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21d094" style:font-style-asian="normal" style:font-weight-asian="normal" style:font-style-complex="normal" style:font-weight-complex="normal"/>
    </style:style>
    <style:style style:name="T73" style:family="text">
      <style:text-properties fo:font-style="normal" fo:font-weight="normal" officeooo:rsid="0022c047" style:font-style-asian="normal" style:font-weight-asian="normal" style:font-style-complex="normal" style:font-weight-complex="normal"/>
    </style:style>
    <style:style style:name="T74" style:family="text">
      <style:text-properties fo:font-style="normal" fo:font-weight="normal" officeooo:rsid="002998c0" style:font-style-asian="normal" style:font-weight-asian="normal" style:font-style-complex="normal" style:font-weight-complex="normal"/>
    </style:style>
    <style:style style:name="T75" style:family="text">
      <style:text-properties fo:font-style="normal" fo:font-weight="normal" officeooo:rsid="002a7ceb" style:font-style-asian="normal" style:font-weight-asian="normal" style:font-style-complex="normal" style:font-weight-complex="normal"/>
    </style:style>
    <style:style style:name="T76" style:family="text">
      <style:text-properties fo:font-style="normal" fo:font-weight="normal" officeooo:rsid="002b9c88" style:font-style-asian="normal" style:font-weight-asian="normal" style:font-style-complex="normal" style:font-weight-complex="normal"/>
    </style:style>
    <style:style style:name="T77" style:family="text">
      <style:text-properties fo:font-style="normal" fo:font-weight="normal" officeooo:rsid="002d7e75" style:font-style-asian="normal" style:font-weight-asian="normal" style:font-style-complex="normal" style:font-weight-complex="normal"/>
    </style:style>
    <style:style style:name="T7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9"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80" style:family="text">
      <style:text-properties fo:font-style="normal" style:text-underline-style="solid" style:text-underline-width="auto" style:text-underline-color="font-color" style:font-style-asian="normal" style:font-style-complex="normal"/>
    </style:style>
    <style:style style:name="T81" style:family="text">
      <style:text-properties officeooo:rsid="00146dca"/>
    </style:style>
    <style:style style:name="T82" style:family="text">
      <style:text-properties style:text-underline-style="none"/>
    </style:style>
    <style:style style:name="T83" style:family="text">
      <style:text-properties style:text-underline-style="none" officeooo:rsid="00146dca"/>
    </style:style>
    <style:style style:name="T84" style:family="text">
      <style:text-properties style:text-underline-style="none" officeooo:rsid="00919671"/>
    </style:style>
    <style:style style:name="T85" style:family="text">
      <style:text-properties style:text-underline-style="none" officeooo:rsid="01254446"/>
    </style:style>
    <style:style style:name="T86" style:family="text">
      <style:text-properties style:text-underline-style="none" fo:font-weight="bold" style:font-weight-asian="bold" style:font-weight-complex="bold"/>
    </style:style>
    <style:style style:name="T87" style:family="text">
      <style:text-properties style:text-underline-style="none" fo:font-weight="bold" officeooo:rsid="015e8f8b" style:font-weight-asian="bold" style:font-weight-complex="bold"/>
    </style:style>
    <style:style style:name="T88" style:family="text">
      <style:text-properties style:text-underline-style="none" fo:font-weight="bold" officeooo:rsid="01647cf4" style:font-weight-asian="bold" style:font-weight-complex="bold"/>
    </style:style>
    <style:style style:name="T89" style:family="text">
      <style:text-properties style:text-underline-style="none" fo:font-weight="bold" officeooo:rsid="016dd649" style:font-weight-asian="bold" style:font-weight-complex="bold"/>
    </style:style>
    <style:style style:name="T90" style:family="text">
      <style:text-properties style:text-underline-style="none" fo:font-weight="bold" officeooo:rsid="017c0ea9" style:font-weight-asian="bold" style:font-weight-complex="bold"/>
    </style:style>
    <style:style style:name="T91" style:family="text">
      <style:text-properties style:text-underline-style="none" fo:font-weight="bold" officeooo:rsid="018408a6" style:font-weight-asian="bold" style:font-weight-complex="bold"/>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15e8f8b" style:font-weight-asian="normal" style:font-weight-complex="normal"/>
    </style:style>
    <style:style style:name="T94" style:family="text">
      <style:text-properties style:text-underline-style="none" fo:font-weight="normal" officeooo:rsid="0162092c" style:font-weight-asian="normal" style:font-weight-complex="normal"/>
    </style:style>
    <style:style style:name="T95" style:family="text">
      <style:text-properties style:text-underline-style="none" fo:font-weight="normal" officeooo:rsid="016372d0" style:font-weight-asian="normal" style:font-weight-complex="normal"/>
    </style:style>
    <style:style style:name="T96" style:family="text">
      <style:text-properties style:text-underline-style="none" fo:font-weight="normal" officeooo:rsid="01647cf4" style:font-weight-asian="normal" style:font-weight-complex="normal"/>
    </style:style>
    <style:style style:name="T97" style:family="text">
      <style:text-properties style:text-underline-style="none" fo:font-weight="normal" officeooo:rsid="01664fe1" style:font-weight-asian="normal" style:font-weight-complex="normal"/>
    </style:style>
    <style:style style:name="T98" style:family="text">
      <style:text-properties style:text-underline-style="none" fo:font-weight="normal" officeooo:rsid="01677828" style:font-weight-asian="normal" style:font-weight-complex="normal"/>
    </style:style>
    <style:style style:name="T99" style:family="text">
      <style:text-properties style:text-underline-style="none" fo:font-weight="normal" officeooo:rsid="0169e75f" style:font-weight-asian="normal" style:font-weight-complex="normal"/>
    </style:style>
    <style:style style:name="T100" style:family="text">
      <style:text-properties style:text-underline-style="none" fo:font-weight="normal" officeooo:rsid="016c0580" style:font-weight-asian="normal" style:font-weight-complex="normal"/>
    </style:style>
    <style:style style:name="T101" style:family="text">
      <style:text-properties style:text-underline-style="none" fo:font-weight="normal" officeooo:rsid="016dd649" style:font-weight-asian="normal" style:font-weight-complex="normal"/>
    </style:style>
    <style:style style:name="T102" style:family="text">
      <style:text-properties style:text-underline-style="none" fo:font-weight="normal" officeooo:rsid="01729f86" style:font-weight-asian="normal" style:font-weight-complex="normal"/>
    </style:style>
    <style:style style:name="T103" style:family="text">
      <style:text-properties style:text-underline-style="none" fo:font-weight="normal" officeooo:rsid="01740323" style:font-weight-asian="normal" style:font-weight-complex="normal"/>
    </style:style>
    <style:style style:name="T104" style:family="text">
      <style:text-properties style:text-underline-style="none" fo:font-weight="normal" officeooo:rsid="019a7305" style:font-weight-asian="normal" style:font-weight-complex="normal"/>
    </style:style>
    <style:style style:name="T105" style:family="text">
      <style:text-properties style:text-underline-style="none" fo:font-weight="normal" officeooo:rsid="019d1b66" style:font-weight-asian="normal" style:font-weight-complex="normal"/>
    </style:style>
    <style:style style:name="T106" style:family="text">
      <style:text-properties style:text-underline-style="none" fo:font-weight="normal" officeooo:rsid="01a24ffa" style:font-weight-asian="normal" style:font-weight-complex="normal"/>
    </style:style>
    <style:style style:name="T107" style:family="text">
      <style:text-properties style:text-underline-style="none" fo:font-weight="normal" officeooo:rsid="01a40e24" style:font-weight-asian="normal" style:font-weight-complex="normal"/>
    </style:style>
    <style:style style:name="T108" style:family="text">
      <style:text-properties style:text-underline-style="none" officeooo:rsid="018408a6"/>
    </style:style>
    <style:style style:name="T109" style:family="text">
      <style:text-properties style:text-underline-style="none" officeooo:rsid="01847271"/>
    </style:style>
    <style:style style:name="T110" style:family="text">
      <style:text-properties style:text-underline-style="none" officeooo:rsid="01879181"/>
    </style:style>
    <style:style style:name="T111" style:family="text">
      <style:text-properties style:text-underline-style="none" officeooo:rsid="018817ce"/>
    </style:style>
    <style:style style:name="T112" style:family="text">
      <style:text-properties fo:font-weight="normal" style:font-weight-asian="normal" style:font-weight-complex="normal"/>
    </style:style>
    <style:style style:name="T113" style:family="text">
      <style:text-properties fo:font-weight="normal" officeooo:rsid="0022c047" style:font-weight-asian="normal" style:font-weight-complex="normal"/>
    </style:style>
    <style:style style:name="T114" style:family="text">
      <style:text-properties fo:font-weight="normal" officeooo:rsid="003053ac" style:font-weight-asian="normal" style:font-weight-complex="normal"/>
    </style:style>
    <style:style style:name="T115" style:family="text">
      <style:text-properties fo:font-weight="normal" officeooo:rsid="0031df3b" style:font-weight-asian="normal" style:font-weight-complex="normal"/>
    </style:style>
    <style:style style:name="T116" style:family="text">
      <style:text-properties fo:font-weight="normal" officeooo:rsid="0044b399" style:font-weight-asian="normal" style:font-weight-complex="normal"/>
    </style:style>
    <style:style style:name="T117" style:family="text">
      <style:text-properties fo:font-weight="normal" officeooo:rsid="00518d65" style:font-weight-asian="normal" style:font-weight-complex="normal"/>
    </style:style>
    <style:style style:name="T118" style:family="text">
      <style:text-properties fo:font-weight="normal" officeooo:rsid="005380ff" style:font-weight-asian="normal" style:font-weight-complex="normal"/>
    </style:style>
    <style:style style:name="T119" style:family="text">
      <style:text-properties fo:font-weight="normal" officeooo:rsid="005e9b84" style:font-weight-asian="normal" style:font-weight-complex="normal"/>
    </style:style>
    <style:style style:name="T120" style:family="text">
      <style:text-properties fo:font-weight="normal" officeooo:rsid="006b10fb" style:font-weight-asian="normal" style:font-weight-complex="normal"/>
    </style:style>
    <style:style style:name="T121" style:family="text">
      <style:text-properties fo:font-weight="normal" officeooo:rsid="007c4e80" style:font-weight-asian="normal" style:font-weight-complex="normal"/>
    </style:style>
    <style:style style:name="T122" style:family="text">
      <style:text-properties fo:font-weight="normal" officeooo:rsid="007cb946" style:font-weight-asian="normal" style:font-weight-complex="normal"/>
    </style:style>
    <style:style style:name="T123" style:family="text">
      <style:text-properties fo:font-weight="normal" officeooo:rsid="008ca15c" style:font-weight-asian="normal" style:font-weight-complex="normal"/>
    </style:style>
    <style:style style:name="T124" style:family="text">
      <style:text-properties fo:font-weight="normal" officeooo:rsid="009197e1" style:font-weight-asian="normal" style:font-weight-complex="normal"/>
    </style:style>
    <style:style style:name="T125" style:family="text">
      <style:text-properties fo:font-weight="normal" officeooo:rsid="00937777" style:font-weight-asian="normal" style:font-weight-complex="normal"/>
    </style:style>
    <style:style style:name="T126" style:family="text">
      <style:text-properties fo:font-weight="normal" officeooo:rsid="00a7d2da" style:font-weight-asian="normal" style:font-weight-complex="normal"/>
    </style:style>
    <style:style style:name="T127" style:family="text">
      <style:text-properties fo:font-weight="normal" officeooo:rsid="00a1731a" style:font-weight-asian="normal" style:font-weight-complex="normal"/>
    </style:style>
    <style:style style:name="T128" style:family="text">
      <style:text-properties fo:font-weight="normal" officeooo:rsid="00b999db" style:font-weight-asian="normal" style:font-weight-complex="normal"/>
    </style:style>
    <style:style style:name="T129" style:family="text">
      <style:text-properties fo:font-weight="normal" officeooo:rsid="00d25814" style:font-weight-asian="normal" style:font-weight-complex="normal"/>
    </style:style>
    <style:style style:name="T130" style:family="text">
      <style:text-properties fo:font-weight="normal" officeooo:rsid="00f73174" style:font-weight-asian="normal" style:font-weight-complex="normal"/>
    </style:style>
    <style:style style:name="T131" style:family="text">
      <style:text-properties fo:font-weight="normal" officeooo:rsid="0153822b" style:font-weight-asian="normal" style:font-weight-complex="normal"/>
    </style:style>
    <style:style style:name="T132" style:family="text">
      <style:text-properties fo:font-weight="normal" officeooo:rsid="01538a9b" style:font-weight-asian="normal" style:font-weight-complex="normal"/>
    </style:style>
    <style:style style:name="T133" style:family="text">
      <style:text-properties officeooo:rsid="0026496f"/>
    </style:style>
    <style:style style:name="T134" style:family="text">
      <style:text-properties officeooo:rsid="00352eae"/>
    </style:style>
    <style:style style:name="T135" style:family="text">
      <style:text-properties officeooo:rsid="00363c55"/>
    </style:style>
    <style:style style:name="T136" style:family="text">
      <style:text-properties officeooo:rsid="00394afc"/>
    </style:style>
    <style:style style:name="T137" style:family="text">
      <style:text-properties officeooo:rsid="0040552e"/>
    </style:style>
    <style:style style:name="T138" style:family="text">
      <style:text-properties officeooo:rsid="004314d7"/>
    </style:style>
    <style:style style:name="T139" style:family="text">
      <style:text-properties officeooo:rsid="0043ff36"/>
    </style:style>
    <style:style style:name="T140" style:family="text">
      <style:text-properties officeooo:rsid="0044cc36"/>
    </style:style>
    <style:style style:name="T141" style:family="text">
      <style:text-properties officeooo:rsid="0045910a"/>
    </style:style>
    <style:style style:name="T142" style:family="text">
      <style:text-properties officeooo:rsid="0031df3b"/>
    </style:style>
    <style:style style:name="T143" style:family="text">
      <style:text-properties officeooo:rsid="005e9b84"/>
    </style:style>
    <style:style style:name="T144" style:family="text">
      <style:text-properties officeooo:rsid="005f1241"/>
    </style:style>
    <style:style style:name="T145" style:family="text">
      <style:text-properties officeooo:rsid="0060b94b"/>
    </style:style>
    <style:style style:name="T146" style:family="text">
      <style:text-properties officeooo:rsid="006302a3"/>
    </style:style>
    <style:style style:name="T147" style:family="text">
      <style:text-properties officeooo:rsid="00639c5f"/>
    </style:style>
    <style:style style:name="T148" style:family="text">
      <style:text-properties officeooo:rsid="00686faf"/>
    </style:style>
    <style:style style:name="T149" style:family="text">
      <style:text-properties officeooo:rsid="006a6285"/>
    </style:style>
    <style:style style:name="T150" style:family="text">
      <style:text-properties officeooo:rsid="006b10fb"/>
    </style:style>
    <style:style style:name="T151" style:family="text">
      <style:text-properties officeooo:rsid="006d0ca4"/>
    </style:style>
    <style:style style:name="T152" style:family="text">
      <style:text-properties fo:font-size="14pt" style:font-size-asian="14pt" style:font-size-complex="14pt"/>
    </style:style>
    <style:style style:name="T153" style:family="text">
      <style:text-properties fo:font-size="14pt" officeooo:rsid="006b10fb" style:font-size-asian="14pt" style:font-size-complex="14pt"/>
    </style:style>
    <style:style style:name="T154" style:family="text">
      <style:text-properties fo:font-size="14pt" officeooo:rsid="005f1241" style:font-size-asian="14pt" style:font-size-complex="14pt"/>
    </style:style>
    <style:style style:name="T155" style:family="text">
      <style:text-properties fo:font-size="14pt" fo:font-weight="bold" style:font-size-asian="14pt" style:font-weight-asian="bold" style:font-size-complex="14pt" style:font-weight-complex="bold"/>
    </style:style>
    <style:style style:name="T156" style:family="text">
      <style:text-properties fo:font-size="14pt" fo:font-weight="bold" officeooo:rsid="00686faf" style:font-size-asian="14pt" style:font-weight-asian="bold" style:font-size-complex="14pt" style:font-weight-complex="bold"/>
    </style:style>
    <style:style style:name="T157" style:family="text">
      <style:text-properties fo:font-size="14pt" fo:font-weight="bold" officeooo:rsid="00639c5f" style:font-size-asian="14pt" style:font-weight-asian="bold" style:font-size-complex="14pt" style:font-weight-complex="bold"/>
    </style:style>
    <style:style style:name="T158" style:family="text">
      <style:text-properties fo:font-size="14pt" fo:font-weight="bold" officeooo:rsid="0060b94b" style:font-size-asian="14pt" style:font-weight-asian="bold" style:font-size-complex="14pt" style:font-weight-complex="bold"/>
    </style:style>
    <style:style style:name="T159" style:family="text">
      <style:text-properties fo:font-size="14pt" fo:font-weight="bold" officeooo:rsid="005f1241" style:font-size-asian="14pt" style:font-weight-asian="bold" style:font-size-complex="14pt" style:font-weight-complex="bold"/>
    </style:style>
    <style:style style:name="T160" style:family="text">
      <style:text-properties fo:font-size="14pt" fo:font-weight="bold" officeooo:rsid="00b53e5c" style:font-size-asian="14pt" style:font-weight-asian="bold" style:font-size-complex="14pt" style:font-weight-complex="bold"/>
    </style:style>
    <style:style style:name="T161" style:family="text">
      <style:text-properties fo:font-size="14pt" fo:font-weight="bold" officeooo:rsid="00c0b97c" style:font-size-asian="14pt" style:font-weight-asian="bold" style:font-size-complex="14pt" style:font-weight-complex="bold"/>
    </style:style>
    <style:style style:name="T162" style:family="text">
      <style:text-properties fo:font-size="14pt" fo:font-weight="bold" officeooo:rsid="0112a996" style:font-size-asian="14pt" style:font-weight-asian="bold" style:font-size-complex="14pt" style:font-weight-complex="bold"/>
    </style:style>
    <style:style style:name="T163" style:family="text">
      <style:text-properties fo:font-size="14pt" style:text-underline-style="none" style:font-size-asian="14pt" style:font-size-complex="14pt"/>
    </style:style>
    <style:style style:name="T164" style:family="text">
      <style:text-properties officeooo:rsid="0074fb36"/>
    </style:style>
    <style:style style:name="T165" style:family="text">
      <style:text-properties officeooo:rsid="00799530"/>
    </style:style>
    <style:style style:name="T166" style:family="text">
      <style:text-properties officeooo:rsid="0079ea0c"/>
    </style:style>
    <style:style style:name="T167" style:family="text">
      <style:text-properties officeooo:rsid="00805b05"/>
    </style:style>
    <style:style style:name="T168" style:family="text">
      <style:text-properties officeooo:rsid="0081b679"/>
    </style:style>
    <style:style style:name="T169" style:family="text">
      <style:text-properties officeooo:rsid="00850977"/>
    </style:style>
    <style:style style:name="T170" style:family="text">
      <style:text-properties fo:language="en" fo:country="US"/>
    </style:style>
    <style:style style:name="T171" style:family="text">
      <style:text-properties fo:language="en" fo:country="US" officeooo:rsid="0086d0c9"/>
    </style:style>
    <style:style style:name="T172" style:family="text">
      <style:text-properties fo:language="en" fo:country="US" officeooo:rsid="008a08d4"/>
    </style:style>
    <style:style style:name="T173" style:family="text">
      <style:text-properties fo:language="en" fo:country="US" fo:font-weight="bold" style:font-weight-asian="bold" style:font-weight-complex="bold"/>
    </style:style>
    <style:style style:name="T174" style:family="text">
      <style:text-properties fo:language="en" fo:country="US" fo:font-weight="bold" officeooo:rsid="008646ae" style:font-weight-asian="bold" style:font-weight-complex="bold"/>
    </style:style>
    <style:style style:name="T175" style:family="text">
      <style:text-properties officeooo:rsid="008a08d4"/>
    </style:style>
    <style:style style:name="T176" style:family="text">
      <style:text-properties officeooo:rsid="008d0849"/>
    </style:style>
    <style:style style:name="T177" style:family="text">
      <style:text-properties officeooo:rsid="009170a7"/>
    </style:style>
    <style:style style:name="T178" style:family="text">
      <style:text-properties officeooo:rsid="00944a62"/>
    </style:style>
    <style:style style:name="T179" style:family="text">
      <style:text-properties officeooo:rsid="009b9ac4"/>
    </style:style>
    <style:style style:name="T180" style:family="text">
      <style:text-properties officeooo:rsid="009e5f8d"/>
    </style:style>
    <style:style style:name="T181" style:family="text">
      <style:text-properties officeooo:rsid="00a1731a"/>
    </style:style>
    <style:style style:name="T182"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83" style:family="text">
      <style:text-properties fo:font-size="12pt" fo:font-weight="normal" officeooo:rsid="014e5c4f" style:font-size-asian="12pt" style:font-weight-asian="normal" style:font-size-complex="12pt" style:font-weight-complex="normal"/>
    </style:style>
    <style:style style:name="T184" style:family="text">
      <style:text-properties fo:font-size="12pt" style:text-underline-style="none" fo:font-weight="bold" style:font-size-asian="12pt" style:font-weight-asian="bold" style:font-size-complex="12pt" style:font-weight-complex="bold"/>
    </style:style>
    <style:style style:name="T185" style:family="text">
      <style:text-properties fo:font-size="12pt" style:text-underline-style="none" style:font-size-asian="12pt" style:font-size-complex="12pt"/>
    </style:style>
    <style:style style:name="T186" style:family="text">
      <style:text-properties fo:font-size="12pt" style:text-underline-style="none" officeooo:rsid="019a7305" style:font-size-asian="12pt" style:font-size-complex="12pt"/>
    </style:style>
    <style:style style:name="T187" style:family="text">
      <style:text-properties officeooo:rsid="00aec9da"/>
    </style:style>
    <style:style style:name="T188" style:family="text">
      <style:text-properties officeooo:rsid="00b1104a"/>
    </style:style>
    <style:style style:name="T189" style:family="text">
      <style:text-properties officeooo:rsid="00b1a973"/>
    </style:style>
    <style:style style:name="T190" style:family="text">
      <style:text-properties officeooo:rsid="00b1eb9b"/>
    </style:style>
    <style:style style:name="T191" style:family="text">
      <style:text-properties officeooo:rsid="00b49dae"/>
    </style:style>
    <style:style style:name="T192" style:family="text">
      <style:text-properties fo:color="#ce181e" fo:language="en" fo:country="US" fo:font-weight="bold" style:font-weight-asian="bold" style:font-weight-complex="bold"/>
    </style:style>
    <style:style style:name="T193" style:family="text">
      <style:text-properties officeooo:rsid="00ba752b"/>
    </style:style>
    <style:style style:name="T194" style:family="text">
      <style:text-properties officeooo:rsid="00bb2ff8"/>
    </style:style>
    <style:style style:name="T195" style:family="text">
      <style:text-properties style:font-name="ITCFranklinGothicStd-MdCd" fo:font-size="15pt" fo:font-weight="bold" style:font-size-asian="15pt" style:font-weight-asian="bold" style:font-weight-complex="bold"/>
    </style:style>
    <style:style style:name="T196" style:family="text">
      <style:text-properties officeooo:rsid="00c4dc39"/>
    </style:style>
    <style:style style:name="T197" style:family="text">
      <style:text-properties officeooo:rsid="00c998a0"/>
    </style:style>
    <style:style style:name="T198" style:family="text">
      <style:text-properties officeooo:rsid="00d17b52"/>
    </style:style>
    <style:style style:name="T199" style:family="text">
      <style:text-properties officeooo:rsid="00d25814"/>
    </style:style>
    <style:style style:name="T200" style:family="text">
      <style:text-properties officeooo:rsid="00d30248"/>
    </style:style>
    <style:style style:name="T201" style:family="text">
      <style:text-properties fo:font-size="10pt" fo:font-weight="normal" style:font-size-asian="10pt" style:font-weight-asian="normal" style:font-size-complex="10pt" style:font-weight-complex="normal"/>
    </style:style>
    <style:style style:name="T202" style:family="text">
      <style:text-properties officeooo:rsid="00e54f2c"/>
    </style:style>
    <style:style style:name="T203" style:family="text">
      <style:text-properties officeooo:rsid="00ebc7b5"/>
    </style:style>
    <style:style style:name="T204" style:family="text">
      <style:text-properties officeooo:rsid="00f0da8a"/>
    </style:style>
    <style:style style:name="T205" style:family="text">
      <style:text-properties officeooo:rsid="00f26a55"/>
    </style:style>
    <style:style style:name="T206" style:family="text">
      <style:text-properties officeooo:rsid="00f4ed1e"/>
    </style:style>
    <style:style style:name="T207" style:family="text">
      <style:text-properties officeooo:rsid="00f7ca38"/>
    </style:style>
    <style:style style:name="T208" style:family="text">
      <style:text-properties officeooo:rsid="00f8de94"/>
    </style:style>
    <style:style style:name="T209" style:family="text">
      <style:text-properties officeooo:rsid="00fede4d"/>
    </style:style>
    <style:style style:name="T210" style:family="text">
      <style:text-properties officeooo:rsid="0108a272"/>
    </style:style>
    <style:style style:name="T211" style:family="text">
      <style:text-properties officeooo:rsid="010a6b32"/>
    </style:style>
    <style:style style:name="T212" style:family="text">
      <style:text-properties officeooo:rsid="010e8ab3"/>
    </style:style>
    <style:style style:name="T213" style:family="text">
      <style:text-properties officeooo:rsid="010f9c04"/>
    </style:style>
    <style:style style:name="T214" style:family="text">
      <style:text-properties officeooo:rsid="01148a13"/>
    </style:style>
    <style:style style:name="T215" style:family="text">
      <style:text-properties officeooo:rsid="0115517b"/>
    </style:style>
    <style:style style:name="T216" style:family="text">
      <style:text-properties officeooo:rsid="01198d52"/>
    </style:style>
    <style:style style:name="T217" style:family="text">
      <style:text-properties officeooo:rsid="011ae320"/>
    </style:style>
    <style:style style:name="T218" style:family="text">
      <style:text-properties officeooo:rsid="011f4e9f"/>
    </style:style>
    <style:style style:name="T219" style:family="text">
      <style:text-properties officeooo:rsid="01242a61"/>
    </style:style>
    <style:style style:name="T220" style:family="text">
      <style:text-properties officeooo:rsid="01254446"/>
    </style:style>
    <style:style style:name="T221" style:family="text">
      <style:text-properties officeooo:rsid="01254d81"/>
    </style:style>
    <style:style style:name="T222" style:family="text">
      <style:text-properties officeooo:rsid="01267f26"/>
    </style:style>
    <style:style style:name="T223" style:family="text">
      <style:text-properties fo:font-size="16pt" fo:font-weight="bold" style:font-size-asian="16pt" style:font-weight-asian="bold" style:font-size-complex="16pt" style:font-weight-complex="bold"/>
    </style:style>
    <style:style style:name="T224" style:family="text">
      <style:text-properties officeooo:rsid="012cd52a"/>
    </style:style>
    <style:style style:name="T225" style:family="text">
      <style:text-properties officeooo:rsid="012def5c"/>
    </style:style>
    <style:style style:name="T226" style:family="text">
      <style:text-properties officeooo:rsid="01313e63"/>
    </style:style>
    <style:style style:name="T227" style:family="text">
      <style:text-properties officeooo:rsid="01382ca3"/>
    </style:style>
    <style:style style:name="T228" style:family="text">
      <style:text-properties officeooo:rsid="0139de91"/>
    </style:style>
    <style:style style:name="T229" style:family="text">
      <style:text-properties officeooo:rsid="013b2e66"/>
    </style:style>
    <style:style style:name="T230" style:family="text">
      <style:text-properties officeooo:rsid="013d158e"/>
    </style:style>
    <style:style style:name="T231" style:family="text">
      <style:text-properties officeooo:rsid="01411ad1"/>
    </style:style>
    <style:style style:name="T232" style:family="text">
      <style:text-properties officeooo:rsid="01437cf8"/>
    </style:style>
    <style:style style:name="T233" style:family="text">
      <style:text-properties officeooo:rsid="014e8a80"/>
    </style:style>
    <style:style style:name="T234" style:family="text">
      <style:text-properties officeooo:rsid="01533574"/>
    </style:style>
    <style:style style:name="T235" style:family="text">
      <style:text-properties officeooo:rsid="0153439f"/>
    </style:style>
    <style:style style:name="T236" style:family="text">
      <style:text-properties officeooo:rsid="0153822b"/>
    </style:style>
    <style:style style:name="T237" style:family="text">
      <style:text-properties officeooo:rsid="0155e1d0"/>
    </style:style>
    <style:style style:name="T238" style:family="text">
      <style:text-properties officeooo:rsid="018b69f5"/>
    </style:style>
    <style:style style:name="T239" style:family="text">
      <style:text-properties officeooo:rsid="018f523d"/>
    </style:style>
    <style:style style:name="T240" style:family="text">
      <style:text-properties officeooo:rsid="0195b9dd"/>
    </style:style>
    <style:style style:name="T241" style:family="text">
      <style:text-properties officeooo:rsid="01991ffb"/>
    </style:style>
    <style:style style:name="T242" style:family="text">
      <style:text-properties officeooo:rsid="019a2688"/>
    </style:style>
    <style:style style:name="T243" style:family="text">
      <style:text-properties style:text-position="super 58%" style:text-underline-style="none" fo:font-weight="normal" officeooo:rsid="019a730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0"/>
      <text:p text:style-name="P12">Using the Shell:</text:p>
      <text:p text:style-name="P12"/>
      <text:p text:style-name="P14"><text:span text:style-name="T57">####</text:span> <text:span text:style-name="T55">Virtual Console / Virtual Terminal:</text:span></text:p>
      <text:p text:style-name="P41">Full screen terminal which doesn’t run X window (Xserver) unlike Terminator or others in your graphical desktop.</text:p>
      <text:p text:style-name="P41"/>
      <text:p text:style-name="P42">If the Xserver (graphical environment) is broken in your desktop, or the system is freezing, etc, you can fix it from the virtual terminal.</text:p>
      <text:p text:style-name="P42"/>
      <text:p text:style-name="P48">VT will ask you for user and password to get inside.</text:p>
      <text:p text:style-name="P42"/>
      <text:p text:style-name="P42">You have several VT, to open it (may differ between Linux distros):</text:p>
      <text:p text:style-name="P43"/>
      <text:p text:style-name="P43">Fedora:</text:p>
      <text:p text:style-name="P43">Cltr + Alt + F<text:span text:style-name="T56">3 to F6 <text:s/>→ will open a VT</text:span></text:p>
      <text:p text:style-name="P43">Cltr + Alt + F<text:span text:style-name="T56">2 will return to the graphical environment</text:span></text:p>
      <text:p text:style-name="P43">Cltr + Alt + F<text:span text:style-name="T56">1 will sent you to the graphical login screen.</text:span></text:p>
      <text:p text:style-name="P15"><text:span text:style-name="T112">Alt + Right/left arrows: </text:span><text:s/><text:span text:style-name="T112">will move to the next <text:s/>or previous VT or the graphical environment (F2)</text:span></text:p>
      <text:p text:style-name="P12"/>
      <text:p text:style-name="P12">* <text:span text:style-name="T134">X Window System / X11: </text:span></text:p>
      <text:p text:style-name="P138"><text:span text:style-name="T135">Basic f</text:span>ramework used by most of the Unix-like OS <text:span text:style-name="T135">which provide windowing system for a GUI.</text:span></text:p>
      <text:p text:style-name="P139">Created by the MIT in 1984 <text:span text:style-name="T136">to connect via console to the remote server, where X was running.</text:span></text:p>
      <text:p text:style-name="P140">Now the server is in our local hosts and the connection is with virtual terminals.</text:p>
      <text:p text:style-name="P138"/>
      <text:p text:style-name="P21"/>
      <text:p text:style-name="P16">#### Shell:</text:p>
      <text:p text:style-name="P16"/>
      <text:p text:style-name="P16">* <text:span text:style-name="T117">Is a command line interface (text-based terminal) in which the user can interact with the OS <text:tab/><text:tab/>running programs, scripts, etc. </text:span><text:span text:style-name="T118">Was the only way to do it before the creation of the GUI (graphical user interface).</text:span></text:p>
      <text:p text:style-name="P16"/>
      <text:p text:style-name="P10"><text:span text:style-name="T2">* Bourne Shell , sh </text:span>: <text:s/>Shell <text:span text:style-name="T54">u</text:span>sed on the earliest Unix. Created by <text:span text:style-name="T34">Stephen Bourne</text:span>.</text:p>
      <text:p text:style-name="P10"><text:span text:style-name="T2">* </text:span><text:span text:style-name="T3">Bash S</text:span><text:span text:style-name="T5">h</text:span><text:span text:style-name="T3">ell, </text:span><text:span text:style-name="T4">bash</text:span><text:span text:style-name="T3">:</text:span><text:span text:style-name="T53"> </text:span><text:span text:style-name="T35">Bourne again Shell</text:span><text:span text:style-name="T53">, derived from sh, is compatible with it.</text:span><text:span text:style-name="T35"> Default one </text:span><text:span text:style-name="T53">in most Linux systems, have more options that sh.</text:span></text:p>
      <text:p text:style-name="P10"/>
      <text:p text:style-name="P13">Other shells:</text:p>
      <text:p text:style-name="P40">C Shell , csh : <text:s text:c="2"/>BSD Unix</text:p>
      <text:p text:style-name="P40">Tcsh Shell: Improved C Shell</text:p>
      <text:p text:style-name="P40">Korn Shell, ksh: <text:s/>Unix System V users</text:p>
      <text:p text:style-name="P40">Dash Shell: <text:s text:c="3"/>Ubuntu</text:p>
      <text:p text:style-name="P40">Ash Shell: Bourne shell look-alike</text:p>
      <text:p text:style-name="P40"/>
      <text:p text:style-name="P45">You can change to another shell typing the abbreviation: <text:s/></text:p>
      <text:p text:style-name="P45"><text:span text:style-name="T81">[</text:span><text:a xlink:type="simple" xlink:href="mailto:support@localhost" text:style-name="Internet_20_link" text:visited-style-name="Visited_20_Internet_20_Link">support@localhost</text:a><text:span text:style-name="T83"> </text:span><text:span text:style-name="T81">~]$ </text:span>sh</text:p>
      <text:p text:style-name="P46">sh-4.4$</text:p>
      <text:p text:style-name="P46">sh-4.4$ exit <text:s/>----→ to go back to the default one, normally bash</text:p>
      <text:p text:style-name="P40"/>
      <text:p text:style-name="P40"/>
      <text:p text:style-name="P13"><text:soft-page-break/>* <text:span text:style-name="T58">See which shell I’m using by default:</text:span></text:p>
      <text:p text:style-name="P44">whoami</text:p>
      <text:p text:style-name="P44">grep (user you got with whoami) <text:span text:style-name="T59">etc/</text:span><text:span text:style-name="T64">passw </text:span></text:p>
      <text:p text:style-name="P64"/>
      <text:p text:style-name="P64"/>
      <text:p text:style-name="P64"/>
      <text:p text:style-name="P17"><text:span text:style-name="T64">* </text:span><text:span text:style-name="T65">Why I need to use different shells:</text:span></text:p>
      <text:p text:style-name="P47"><text:span text:style-name="T64">- Bash is the default one in many Linux, except, </text:span><text:span text:style-name="T68">for example,</text:span><text:span text:style-name="T64"> Sun microsystems or other Berkley Unix based, csh.</text:span></text:p>
      <text:p text:style-name="P65">- To run scripts created in other shells.</text:p>
      <text:p text:style-name="P47"><text:span text:style-name="T64">- </text:span><text:span text:style-name="T66">By personal preference, better performance </text:span><text:span text:style-name="T67">(small devices)</text:span><text:span text:style-name="T66">, etc.</text:span></text:p>
      <text:p text:style-name="P66"/>
      <text:p text:style-name="P66"/>
      <text:p text:style-name="P18"><text:span text:style-name="T66">* C</text:span><text:span text:style-name="T64">ommand syntax:</text:span></text:p>
      <text:p text:style-name="P157"><text:span text:style-name="T66">c</text:span><text:span text:style-name="T64">ommand +</text:span><text:span text:style-name="T70"> options </text:span><text:span text:style-name="T64">and </text:span><text:span text:style-name="T70">arguments</text:span></text:p>
      <text:p text:style-name="P65"/>
      <text:p text:style-name="P49"><text:span text:style-name="T70">- Options:</text:span><text:span text:style-name="T64"> Single or various letters preceded by hyphen -</text:span></text:p>
      <text:p text:style-name="P49"><text:span text:style-name="T64">ls </text:span><text:span text:style-name="T70">-lat</text:span></text:p>
      <text:p text:style-name="P50"><text:span text:style-name="T71">man</text:span><text:span text:style-name="T70"> –help</text:span><text:span text:style-name="T71"> (</text:span><text:span text:style-name="T72">two hyphen </text:span><text:span text:style-name="T71">if the option is a hole word)</text:span></text:p>
      <text:p text:style-name="P72"/>
      <text:p text:style-name="P59"><text:span text:style-name="T71">date </text:span><text:span text:style-name="T70">+</text:span><text:span text:style-name="T71">’%d/%m/%y’ <text:s text:c="2"/>(+ is a special </text:span><text:span text:style-name="T74">option</text:span><text:span text:style-name="T71"> for date command )</text:span></text:p>
      <text:p text:style-name="P72"/>
      <text:p text:style-name="P51"><text:span text:style-name="T70">- Arguments: </text:span><text:span text:style-name="T71"><text:s/>Is an extra piece of information, such a filename, directory, username, device , or other item that tells the command what to act on.</text:span></text:p>
      <text:p text:style-name="P73"/>
      <text:p text:style-name="P51"><text:span text:style-name="T71">cat </text:span><text:span text:style-name="T62">etc/</text:span><text:span text:style-name="T70">passwd</text:span></text:p>
      <text:p text:style-name="P51"><text:span text:style-name="T61">etc/</text:span><text:span text:style-name="T71">passwd is the argument</text:span></text:p>
      <text:p text:style-name="P73"/>
      <text:p text:style-name="P51"><text:span text:style-name="T71">ls -lat /</text:span><text:span text:style-name="T61">var/</text:span><text:span text:style-name="T71">log</text:span></text:p>
      <text:p text:style-name="P50"><text:span text:style-name="T71">-</text:span><text:span text:style-name="T73">lat are the options</text:span></text:p>
      <text:p text:style-name="P52"><text:span text:style-name="T113">/var/</text:span><text:span text:style-name="T73">log is the argument</text:span></text:p>
      <text:p text:style-name="P50"/>
      <text:p text:style-name="P19">- <text:span text:style-name="T133">Argument associated to an option:</text:span></text:p>
      <text:p text:style-name="P57">Immediate follow the option</text:p>
      <text:p text:style-name="P50"/>
      <text:p text:style-name="P58"><text:span text:style-name="T78">With single-letter option</text:span><text:span text:style-name="T71">, the argument typically follows after space:</text:span></text:p>
      <text:p text:style-name="P74">tar -cvf backup.tar <text:s text:c="3"/>(backup.tar is the argument associated to -cvf)</text:p>
      <text:p text:style-name="P74"/>
      <text:p text:style-name="P58"><text:span text:style-name="T78">With full-word options</text:span><text:span text:style-name="T71">, the argument follows after</text:span><text:span text:style-name="T70"> =</text:span></text:p>
      <text:p text:style-name="P75">ls –hide=Desktop <text:s text:c="2"/>(no spaces before and after =) this tells ls to not to display the Desktop </text:p>
      <text:p text:style-name="P75"/>
      <text:p text:style-name="P75"/>
      <text:p text:style-name="P9">* <text:span text:style-name="T137">Shell’s </text:span>PATH environment variable:</text:p>
      <text:p text:style-name="P85">The commands, like date, cat,etc, are on different <text:span text:style-name="T138">directories</text:span> like /<text:span text:style-name="T59">bin</text:span> or /<text:span text:style-name="T59">usr/</text:span>local/bin.</text:p>
      <text:p text:style-name="P85"/>
      <text:p text:style-name="P85">To run a command without being forced to add the absolute path all the time, like /<text:span text:style-name="T59">bin/date </text:span><text:span text:style-name="T138">we have</text:span><text:span text:style-name="T60"> </text:span><text:span text:style-name="T138">the shell’s </text:span><text:span text:style-name="T36">PATH environment variable</text:span><text:span text:style-name="T138"> in which the system have added those directories inside, allowing us to type only the command it self, like date instead of /</text:span><text:span text:style-name="T60">bin/</text:span><text:span text:style-name="T138">date</text:span></text:p>
      <text:p text:style-name="P85"/>
      <text:p text:style-name="P85"/>
      <text:p text:style-name="P86">The shell’s PATH environment variable contains a list of directories where the commands are stored. When you type a command the system is reading the path se<text:span text:style-name="T139">q</text:span>uentia<text:span text:style-name="T139">l</text:span>ly.</text:p>
      <text:p text:style-name="P76"><text:soft-page-break/></text:p>
      <text:p text:style-name="P76"/>
      <text:p text:style-name="P77">To see my current PATH: <text:s text:c="4"/></text:p>
      <text:p text:style-name="P20"><text:span text:style-name="T64">echo $PAT</text:span><text:span text:style-name="T69">H</text:span></text:p>
      <text:p text:style-name="P77"/>
      <text:p text:style-name="P137"><text:span text:style-name="T75">T</text:span><text:span text:style-name="T71">he folders are separated with colon <text:s/></text:span><text:span text:style-name="T70">:</text:span></text:p>
      <text:p text:style-name="P110"/>
      <text:p text:style-name="P60"><text:span text:style-name="T76">– Most Linux </text:span><text:span text:style-name="T71"><text:s/></text:span><text:span text:style-name="T76">c</text:span><text:span text:style-name="T71">ommands are in:</text:span></text:p>
      <text:p text:style-name="P56">/bin</text:p>
      <text:p text:style-name="P56">/usr/bin/</text:p>
      <text:p text:style-name="P56">/usr/local/bin</text:p>
      <text:p text:style-name="P56"/>
      <text:p text:style-name="P53"><text:span text:style-name="T77">- I can</text:span><text:span text:style-name="T79"> add new commands or shell scripts</text:span><text:span text:style-name="T77"> in my home’s bin, can be hidden, check echo $PATH</text:span></text:p>
      <text:p text:style-name="P54"><text:span text:style-name="T112">/home/</text:span><text:span text:style-name="T71">myuser/.local/bin</text:span></text:p>
      <text:p text:style-name="P78">Have to have execute permissions</text:p>
      <text:p text:style-name="P78"/>
      <text:p text:style-name="P61"><text:span text:style-name="T112">- </text:span><text:span text:style-name="T114">To make the commands available to all users: </text:span><text:span text:style-name="T6"><text:s/>/usr/local/bin</text:span></text:p>
      <text:p text:style-name="P80"/>
      <text:p text:style-name="P81">If the command I want to run is not in my PATH I have to run it using the absolute or relative path:</text:p>
      <text:p text:style-name="P81">/home/chris/scriptx.sh</text:p>
      <text:p text:style-name="P81">./scriptx.sh</text:p>
      <text:p text:style-name="P81"/>
      <text:p text:style-name="P80"/>
      <text:p text:style-name="P114">- <text:span text:style-name="T188">To add a directory </text:span><text:span text:style-name="T45">only in the current shell</text:span><text:span text:style-name="T188">:</text:span></text:p>
      <text:p text:style-name="P106">export PATH=$PATH:/var/log <text:s/>---------------------→<text:span text:style-name="T189"> I want to add /var/log in this example.</text:span></text:p>
      <text:p text:style-name="P80"/>
      <text:p text:style-name="P80"><text:span text:style-name="T2">- </text:span><text:span text:style-name="T16">To make it permanent for my user:</text:span><text:span text:style-name="T189"> <text:s/>in ~ .bashrc <text:s text:c="2"/>(can vary depending of the OS, check ~ .bash_profile)</text:span></text:p>
      <text:p text:style-name="P107"/>
      <text:p text:style-name="P107">PATH=$PATH:/var/log <text:s/>; <text:span text:style-name="T190">export PATH</text:span></text:p>
      <text:p text:style-name="P80"/>
      <text:p text:style-name="P62"/>
      <text:p text:style-name="P62"><text:span text:style-name="T112">– </text:span><text:span text:style-name="T115">Same command in different </text:span><text:span text:style-name="T116">directories</text:span><text:span text:style-name="T115"> (both on my PATH):</text:span></text:p>
      <text:p text:style-name="P82"/>
      <text:p text:style-name="P87">As said, the PATH is being reed sequentially, from left to right.</text:p>
      <text:p text:style-name="P87">If I have a command in two directories that are inside my PATH, the system will read the one appearing the first. <text:s/>If you want to run the command that is <text:span text:style-name="T140">appearing after you have to type the full path or change the position of the directory on the PATH</text:span></text:p>
      <text:p text:style-name="P82"/>
      <text:p text:style-name="P82"/>
      <text:p text:style-name="P111">– <text:span text:style-name="T141">Order in which the shell checks the command typed:</text:span></text:p>
      <text:p text:style-name="P82"/>
      <text:p text:style-name="P88">1. Alias</text:p>
      <text:p text:style-name="P88">2. Shell reserved words, like the ones used for programming: do, else, case, etc.</text:p>
      <text:p text:style-name="P89">3. Function. Set of commands that are executed together within the current shell.</text:p>
      <text:p text:style-name="P90">4. Built-in command. Commands that are built into the shell, so they are not in the filesystem, like echo, exit, type, set,etc.</text:p>
      <text:p text:style-name="P90">5. Filesystem command. As the name says. These are the commands that are indicated on my PATH variable.</text:p>
      <text:p text:style-name="P88"/>
      <text:p text:style-name="P108">Use <text:span text:style-name="T155">type</text:span> to find out where the commands are, use<text:span text:style-name="T2"> -a</text:span> if the command is in several places, like when we are using it with an alias for exampl<text:span text:style-name="T191">e.</text:span></text:p>
      <text:p text:style-name="P109"><text:soft-page-break/><text:span text:style-name="T160">h</text:span><text:span text:style-name="T155">elp</text:span><text:span text:style-name="T2"> </text:span><text:s text:c="2"/>→ to see the commands built in the shell</text:p>
      <text:p text:style-name="P109"/>
      <text:p text:style-name="P109"/>
      <text:p text:style-name="P108"/>
      <text:p text:style-name="P154">* Keystrokes:</text:p>
      <text:p text:style-name="P112"/>
      <text:p text:style-name="P91">Alt + f <text:s/>Go forward one word</text:p>
      <text:p text:style-name="P91">Alt + B Go backward one word</text:p>
      <text:p text:style-name="P67"><text:span text:style-name="T2">Ctrl + L</text:span><text:span text:style-name="T112"> <text:s/>clear the screen </text:span></text:p>
      <text:p text:style-name="P63"/>
      <text:p text:style-name="P68">Ctrl + T Transpose character</text:p>
      <text:p text:style-name="P68">Alt + T Transpose words</text:p>
      <text:p text:style-name="P68">Alt + U <text:s/>Uppercase word</text:p>
      <text:p text:style-name="P68">Alt + L lowercase word</text:p>
      <text:p text:style-name="P68"/>
      <text:p text:style-name="P69"><text:span text:style-name="T2">Ctrl + K <text:s/></text:span>Cut text to the end of the line</text:p>
      <text:p text:style-name="P69"><text:span text:style-name="T2">Ctrl + U </text:span><text:s/>Cut text to the beginning of the line</text:p>
      <text:p text:style-name="P70"><text:span text:style-name="T2">Ctrl + C <text:s/></text:span>Delete whole line</text:p>
      <text:p text:style-name="P69">Alt + D cut next word</text:p>
      <text:p text:style-name="P69"><text:span text:style-name="T115">A</text:span><text:span text:style-name="T112">lt + W cut previous word</text:span></text:p>
      <text:p text:style-name="P92"><text:span text:style-name="T2">Ctrl + Y </text:span><text:s/>Paste most recently cut text</text:p>
      <text:p text:style-name="P94">Alt + Y <text:s text:c="2"/>Paste the previous command</text:p>
      <text:p text:style-name="P92"/>
      <text:p text:style-name="P93"><text:span text:style-name="T2">cd - </text:span><text:s/>Return to the previous directory</text:p>
      <text:p text:style-name="P83"/>
      <text:p text:style-name="P113"><text:span text:style-name="T142">H</text:span>istory: <text:s text:c="2"/><text:span text:style-name="T143">After you close the shell </text:span><text:span text:style-name="T119">the commands will be stored in ~.bash_history</text:span></text:p>
      <text:p text:style-name="P101"/>
      <text:p text:style-name="P113"><text:span text:style-name="T121">$</text:span><text:span text:style-name="T119">HISTFILESIZE </text:span><text:span text:style-name="T121">contains the number of commands that bash_history </text:span><text:span text:style-name="T122">have to</text:span><text:span text:style-name="T121"> store (1000)</text:span></text:p>
      <text:p text:style-name="P101"/>
      <text:p text:style-name="P102">!&lt;number&gt; <text:s text:c="2"/>will run the command that have the number that we want in history</text:p>
      <text:p text:style-name="P102">!?dat? <text:s text:c="4"/>Check in the history the last command that have dat, date in this case</text:p>
      <text:p text:style-name="P71"><text:span text:style-name="T115">f</text:span><text:span text:style-name="T112">c &lt;number&gt; pick the number in history and will open it in a vi</text:span></text:p>
      <text:p text:style-name="P103">fc &lt;range of numbers in history&gt; will open a vi and will display the commands inside this range.</text:p>
      <text:p text:style-name="P104"/>
      <text:p text:style-name="P84"/>
      <text:p text:style-name="P79"><text:span text:style-name="T155">* </text:span><text:span text:style-name="T159">Metacharacters:</text:span><text:span text:style-name="T154"> <text:s/></text:span><text:span text:style-name="T144">Character with a special meaning for the shell:</text:span></text:p>
      <text:p text:style-name="P95">| <text:s/>; <text:s/>&amp; <text:s/>) <text:s/>( <text:s/>&gt; <text:s/>&lt;</text:p>
      <text:p text:style-name="P95"/>
      <text:p text:style-name="P95"/>
      <text:p text:style-name="P95"><text:span text:style-name="T155">* </text:span><text:span text:style-name="T158">Sequential commands: </text:span><text:span text:style-name="T145">In one line, you can execute different commands, every command wait until the previous one have finished, then will start it self, to do that use semicolon ;</text:span></text:p>
      <text:p text:style-name="P96"/>
      <text:p text:style-name="P98">$ <text:s/>date <text:span text:style-name="T2">; </text:span>troff -me verylargedocument | lpr<text:span text:style-name="T2"> ; </text:span>date <text:s/><text:span text:style-name="T7">; </text:span><text:span text:style-name="T146">mail -s "Finished the long command" chris@example.com</text:span></text:p>
      <text:p text:style-name="P105">(to know how much time will take format verylargedocument) </text:p>
      <text:p text:style-name="P97"/>
      <text:p text:style-name="P99">show me the date, then format the document and print it, then show the date again, then send me an email informing about it</text:p>
      <text:p text:style-name="P99"/>
      <text:p text:style-name="P99"/>
      <text:p text:style-name="P96"><text:span text:style-name="T155">* </text:span><text:span text:style-name="T157">Background commands:</text:span><text:span text:style-name="T147"> <text:s/>More info in Chapter 6, “Managing Running Processes.”</text:span></text:p>
      <text:p text:style-name="P96"><text:soft-page-break/></text:p>
      <text:p text:style-name="P100">$ troff -me verylargedocument | lpr<text:span text:style-name="T2"> &amp;</text:span></text:p>
      <text:p text:style-name="P96"/>
      <text:p text:style-name="P142">Format the document but do it in the background to release my shell, DON’T close the shell until the process is completed or you will kill it.</text:p>
      <text:p text:style-name="P142"/>
      <text:p text:style-name="P142"/>
      <text:p text:style-name="P142"><text:span text:style-name="T155">* </text:span><text:span text:style-name="T156">Expanding commands:</text:span><text:span text:style-name="T8"> <text:s/></text:span><text:span text:style-name="T148">$(commands) <text:s/>or `commands`</text:span></text:p>
      <text:p text:style-name="P142"/>
      <text:p text:style-name="P144">Will run first the content inside the brackets or the backticks, then will run the first command, like:</text:p>
      <text:p text:style-name="P142"/>
      <text:p text:style-name="P143">$ vi <text:span text:style-name="T2">$(</text:span>find /home | grep xyzzy<text:span text:style-name="T2">)</text:span></text:p>
      <text:p text:style-name="P142"/>
      <text:p text:style-name="P144">Find inside <text:s/>/home <text:s/>all the files that have xyzzy, then open them in vi, if there is more that one xyzzy file will open it after closing the last one.</text:p>
      <text:p text:style-name="P144"/>
      <text:p text:style-name="P144">This example is good when you don’t remember where the file is located. <text:span text:style-name="T149">The filename is not common and I’m looking at /home, if is a common name file and I’m searching in / I can open thousands of files, so be careful with this.</text:span></text:p>
      <text:p text:style-name="P144"/>
      <text:p text:style-name="P144"/>
      <text:p text:style-name="P22"><text:span text:style-name="T152">* </text:span><text:span text:style-name="T153">Expanding arithmetic expressions:</text:span><text:span text:style-name="T150"> </text:span><text:span text:style-name="T120"><text:s/>$[expresssions] <text:s text:c="5"/>or <text:s text:c="5"/>$(expressions)</text:span></text:p>
      <text:p text:style-name="P145"/>
      <text:p text:style-name="P145">If you want to pass an arithmetic <text:span text:style-name="T151">results</text:span> to a command </text:p>
      <text:p text:style-name="P144"/>
      <text:p text:style-name="P143">$ echo "I am <text:span text:style-name="T2">$[2015 - 1957] </text:span>years old."</text:p>
      <text:p text:style-name="P146">I am 58 years old.</text:p>
      <text:p text:style-name="P142"/>
      <text:p text:style-name="P147">The shell interprets the arithmetic expression first and the<text:span text:style-name="T165">n</text:span> it passes that information to the echo command, that will display it </text:p>
      <text:p text:style-name="P147"/>
      <text:p text:style-name="P143">$ echo "There are <text:span text:style-name="T2">$(ls /</text:span><text:span text:style-name="T9">home</text:span><text:span text:style-name="T2"> | wc -w)</text:span> files in this directory."</text:p>
      <text:p text:style-name="P55">There are 14 files in this directory.</text:p>
      <text:p text:style-name="P142"/>
      <text:p text:style-name="P148">Count the number of files (words) inside /home <text:span text:style-name="T164">and pass it to echo.</text:span></text:p>
      <text:p text:style-name="P148"/>
      <text:p text:style-name="P23">* <text:span text:style-name="T166">Expanding variables:</text:span></text:p>
      <text:p text:style-name="P158"/>
      <text:p text:style-name="P159"><text:tab/><text:tab/><text:tab/> <text:s text:c="2"/>ls -l $BASH</text:p>
      <text:p text:style-name="P158">-rwxr-xr-x 1 root root 1012808 Oct 8 08:53 /bin/bash</text:p>
      <text:p text:style-name="P158"/>
      <text:p text:style-name="P159">The value of the variable is printed instead of this name.</text:p>
      <text:p text:style-name="P159"/>
      <text:p text:style-name="P163"><text:span text:style-name="T10">* </text:span><text:span text:style-name="T174">Expanding or Dereferencing the variable: </text:span><text:span text:style-name="T170"><text:s/></text:span><text:span text:style-name="T192">CLARIFY THIS</text:span></text:p>
      <text:p text:style-name="P167">Is to view the content of a single variables</text:p>
      <text:p text:style-name="P169"/>
      <text:p text:style-name="P169">echo $COLORTERM</text:p>
      <text:p text:style-name="P169">truecolor</text:p>
      <text:p text:style-name="P159"/>
      <text:p text:style-name="P141">Page 85</text:p>
      <text:p text:style-name="P159"/>
      <text:p text:style-name="P159"/>
      <text:p text:style-name="P3"><text:soft-page-break/>* <text:span text:style-name="T168">Variables:</text:span></text:p>
      <text:p text:style-name="P159"/>
      <text:p text:style-name="P162">A variable it’s a label that equates to some value. The label is always the same, remains a constant, but the value can change over the time, <text:span text:style-name="T169">across </text:span>the system, <text:span text:style-name="T169">across accounts</text:span>, etc.</text:p>
      <text:p text:style-name="P159"/>
      <text:p text:style-name="P170"/>
      <text:p text:style-name="P168"/>
      <text:p text:style-name="P150"><text:span text:style-name="T170">* </text:span><text:span text:style-name="T171">Variables can be classified in two types:</text:span><text:span text:style-name="T170"><text:tab/></text:span></text:p>
      <text:p text:style-name="P165">--Shell variables, also called <text:span text:style-name="T175">L</text:span>ocal variables</text:p>
      <text:p text:style-name="P165">– Environment variables</text:p>
      <text:p text:style-name="P159"/>
      <text:p text:style-name="P159"/>
      <text:p text:style-name="P149">* <text:span text:style-name="T167">Shell (local) variables:</text:span></text:p>
      <text:p text:style-name="P166">Used to configuring the shell itself </text:p>
      <text:p text:style-name="P159"/>
      <text:p text:style-name="P173">To see all the variables for shell: <text:s/><text:span text:style-name="T2"><text:s/>set <text:s/></text:span><text:span text:style-name="T112"><text:s/></text:span><text:span text:style-name="T123">or</text:span><text:span text:style-name="T11"> declare</text:span></text:p>
      <text:p text:style-name="P159"/>
      <text:p text:style-name="P149">* <text:span text:style-name="T172">Environment variables:</text:span></text:p>
      <text:p text:style-name="P171"/>
      <text:p text:style-name="P172"><text:span text:style-name="T173">env</text:span><text:span text:style-name="T170"> to see them</text:span></text:p>
      <text:p text:style-name="P159"/>
      <text:p text:style-name="P24"/>
      <text:p text:style-name="P149">* <text:span text:style-name="T176">Alias:</text:span></text:p>
      <text:p text:style-name="P159"/>
      <text:p text:style-name="P176"><text:span text:style-name="T178">If you create it with the command alias will</text:span>l work only on the shell in which you are working. If you open another shell or closes the current one the alias created will disa<text:span text:style-name="T177">p</text:span>pear. </text:p>
      <text:p text:style-name="P176"/>
      <text:p text:style-name="P176"><text:span text:style-name="T12">- To make it permanent</text:span><text:span text:style-name="T177"> have to be written into the configuration file, the recommended option is </text:span><text:span text:style-name="T12">~ /.bashrc </text:span><text:span text:style-name="T124">(you have to log in in a new shell to see it working </text:span><text:span text:style-name="T125">or type source, which will make the new alias to work in your current shell)</text:span></text:p>
      <text:p text:style-name="P176"/>
      <text:p text:style-name="P26">source $HOME/.bashrc</text:p>
      <text:p text:style-name="P175"/>
      <text:p text:style-name="P175"/>
      <text:p text:style-name="P25">– To see the ones already created:</text:p>
      <text:p text:style-name="P174">alias</text:p>
      <text:p text:style-name="P174"/>
      <text:p text:style-name="P25">– To create one alias: <text:s text:c="3"/><text:span text:style-name="T112">→</text:span><text:span text:style-name="T128"> will work only in the current session</text:span></text:p>
      <text:p text:style-name="P174">alias lsls=’ls /var/log/’</text:p>
      <text:p text:style-name="P174"/>
      <text:p text:style-name="P25">– To remove one alias:</text:p>
      <text:p text:style-name="P174">unalias lsls</text:p>
      <text:p text:style-name="P161"/>
      <text:p text:style-name="P161"/>
      <text:p text:style-name="P161"/>
      <text:p text:style-name="P161"/>
      <text:p text:style-name="P161"/>
      <text:p text:style-name="P161"/>
      <text:p text:style-name="P161"/>
      <text:p text:style-name="P161"/>
      <text:p text:style-name="P159"/>
      <text:p text:style-name="P4"><text:soft-page-break/>Different shell types:</text:p>
      <text:p text:style-name="P195"/>
      <text:list xml:id="list2310827894" text:style-name="L1">
        <text:list-item>
          <text:p text:style-name="P262">Login shell</text:p>
        </text:list-item>
        <text:list-item>
          <text:p text:style-name="P262">Interactive shell</text:p>
        </text:list-item>
        <text:list-item>
          <text:p text:style-name="P262">Non-Interactive shell</text:p>
        </text:list-item>
      </text:list>
      <text:p text:style-name="P159"/>
      <text:p text:style-name="P159"/>
      <text:p text:style-name="P155"><text:span text:style-name="T2">Interactive Login Shell:</text:span> </text:p>
      <text:p text:style-name="P125"/>
      <text:p text:style-name="P128"><text:span text:style-name="T203">W</text:span>hen you are using user and password to get inside the system <text:span text:style-name="T47">either via terminal or via ssh.</text:span></text:p>
      <text:p text:style-name="P125"/>
      <text:p text:style-name="P125">Started after a successful login, using /bin/login, by reading /etc/passwd file.</text:p>
      <text:p text:style-name="P126"/>
      <text:p text:style-name="P126">This shell invocation normally reads /etc/profile and it’s private equivalent ~/.bash_profile (or ~/.profile if called as /bin/sh) upon startup.</text:p>
      <text:p text:style-name="P127"/>
      <text:p text:style-name="P124"/>
      <text:p text:style-name="P124"><text:span text:style-name="T155">Interactive No-Login shell:</text:span> </text:p>
      <text:p text:style-name="P124"/>
      <text:p text:style-name="P133">Normally started at the CLI using a shell program like /bin/bash or /bin/su. This is to run a bash shell instance.</text:p>
      <text:p text:style-name="P124"/>
      <text:p text:style-name="P129">By GUI is started <text:span text:style-name="T202">when you run</text:span> terminal programs like, terminator, konsole, xterm, etc.</text:p>
      <text:p text:style-name="P124"/>
      <text:p text:style-name="P130">This shell invocation normally copies the parent environment and then reads user’s <text:span text:style-name="T2">~/.bash_profile</text:span> for additional startup configuration instructions.</text:p>
      <text:p text:style-name="P124"/>
      <text:p text:style-name="P124"/>
      <text:p text:style-name="P156">Non-Interactive shell:</text:p>
      <text:p text:style-name="P131"/>
      <text:p text:style-name="P131">Can not interact with the user. Normally r<text:span text:style-name="T205">a</text:span>n by a script or similar.</text:p>
      <text:p text:style-name="P131"/>
      <text:p text:style-name="P132">Is <text:span text:style-name="T2">NOT</text:span> using ~/.bashrc or <text:s/>.<text:span text:style-name="T204">profile (are not executed). <text:s/></text:span></text:p>
      <text:p text:style-name="P132"/>
      <text:p text:style-name="P132"><text:span text:style-name="T204">Therefore is not using the PATH variables, so </text:span><text:span text:style-name="T48">we should use the full path for a command on our scripts.</text:span></text:p>
      <text:p text:style-name="P131"/>
      <text:p text:style-name="P159"/>
      <text:p text:style-name="P3"><text:span text:style-name="T82">* </text:span><text:span text:style-name="T84">Bash configuration files:</text:span></text:p>
      <text:p text:style-name="P136"/>
      <text:p text:style-name="P116"><text:a xlink:type="simple" xlink:href="http://landoflinux.com/linux_bash_configuration_files.html" text:style-name="Internet_20_link" text:visited-style-name="Visited_20_Internet_20_Link"><text:span text:style-name="T201">http://landoflinux.com/linux_bash_configuration_files.html</text:span></text:a></text:p>
      <text:p text:style-name="P116"><text:a xlink:type="simple" xlink:href="http://www.linuxfromscratch.org/blfs/view/svn/postlfs/profile.html" text:style-name="Internet_20_link" text:visited-style-name="Visited_20_Internet_20_Link"><text:span text:style-name="T201">http://www.linuxfromscratch.org/blfs/view/svn/postlfs/profile.html</text:span></text:a></text:p>
      <text:p text:style-name="P136"/>
      <text:p text:style-name="P134">Collection of startup files that helps bash shell to create an environment.</text:p>
      <text:p text:style-name="P134"/>
      <text:p text:style-name="P135">Depending on the distribution you are using, you may <text:span text:style-name="T20">NOT</text:span> have all of the <text:span text:style-name="T206">below</text:span> mentioned local files. This is perfectly normal.</text:p>
      <text:p text:style-name="P136"/>
      <text:p text:style-name="P136"/>
      <text:list xml:id="list2685680638" text:style-name="L2">
        <text:list-item>
          <text:p text:style-name="P263">System Wide: <text:s text:c="2"/><text:span text:style-name="T112">Bash configuration files applied to all users.</text:span></text:p>
        </text:list-item>
        <text:list-item>
          <text:p text:style-name="P263">Local:<text:span text:style-name="T112"> <text:s text:c="2"/>Bash configuration </text:span><text:span text:style-name="T130">files applied only to the current user.</text:span></text:p>
        </text:list-item>
      </text:list>
      <text:p text:style-name="P136"><text:soft-page-break/></text:p>
      <text:p text:style-name="P117"><text:span text:style-name="T2">/etc/profile : <text:s/></text:span><text:s text:c="2"/><text:span text:style-name="T41">System </text:span><text:span text:style-name="T42">W</text:span><text:span text:style-name="T41">ide.</text:span><text:span text:style-name="T39"> </text:span><text:s/><text:span text:style-name="T207">Initialization file executed during login. </text:span></text:p>
      <text:p text:style-name="P117"/>
      <text:p text:style-name="P121">Sets up user environment informantion. Executed on first log, provides values for my path, sets environment variables for the location of the mailbox and history size. Gathers shell settings for configuration files on /etc/profile.d</text:p>
      <text:p text:style-name="P115"/>
      <text:p text:style-name="P118"><text:span text:style-name="T2">/etc/bashrc:</text:span> <text:s text:c="2"/><text:span text:style-name="T49">System Wide.</text:span><text:span text:style-name="T208"> Executed everytime a bash instance is opened. Can be overwritten by ~/.bashrc</text:span></text:p>
      <text:p text:style-name="P118"/>
      <text:p text:style-name="P122">Executed for every user who runs a bash shell, each time bash shell is opened. Sets the default prompt. <text:s/>Alias can be added here</text:p>
      <text:p text:style-name="P118"/>
      <text:p text:style-name="P119"><text:span text:style-name="T2">~ /.bash_profile: </text:span><text:s text:c="2"/></text:p>
      <text:p text:style-name="P120"><text:span text:style-name="T209">If exists, </text:span><text:s/><text:span text:style-name="T209">executed only once, when the user logs in and after /etc/profile. </text:span></text:p>
      <text:p text:style-name="P123">Used by the user to enter information that is specific for the user. Sets a few environment variables and executes user’s .bashrc file.</text:p>
      <text:p text:style-name="P29"/>
      <text:p text:style-name="P177"><text:span text:style-name="T2">~ /.bashrc:</text:span> <text:s text:c="3"/><text:span text:style-name="T179">Contains information that is specific for my bash shells. Read when you log in and also each time you open a bash shell. Best location to add aliases.</text:span></text:p>
      <text:p text:style-name="P177"/>
      <text:p text:style-name="P177"><text:span text:style-name="T2">~ /.bash_logout:</text:span> <text:s/><text:span text:style-name="T180">Executes each time I’m logging out (exit the last bash shell) Simply clears my screen.</text:span></text:p>
      <text:p text:style-name="P177"/>
      <text:p text:style-name="P177"/>
      <text:p text:style-name="P177"/>
      <text:p text:style-name="P149">* <text:span text:style-name="T181">PROMPT: <text:s/></text:span><text:span text:style-name="T182">page 90</text:span></text:p>
      <text:p text:style-name="P159"/>
      <text:p text:style-name="P179"><text:span text:style-name="T2">– Change it only</text:span><text:span text:style-name="T37"> </text:span><text:span text:style-name="T38">i</text:span><text:span text:style-name="T37">n the current shell</text:span><text:span text:style-name="T2">:</text:span></text:p>
      <text:p text:style-name="P179">export PS1="[\t \w]\$ "</text:p>
      <text:p text:style-name="P178"/>
      <text:p text:style-name="P160"><text:span text:style-name="T2">– </text:span><text:span text:style-name="T13">Make it permanent </text:span><text:span text:style-name="T14">for your user</text:span><text:span text:style-name="T13">: </text:span><text:span text:style-name="T127"><text:s/>into </text:span><text:span text:style-name="T40">~/.bashrc</text:span><text:span text:style-name="T127"> </text:span><text:span text:style-name="T126">add:</text:span></text:p>
      <text:p text:style-name="P160"><text:span text:style-name="T127"><text:s/>export PS1="[\t \w]\$ " <text:s text:c="3"/>→</text:span><text:span text:style-name="T126"> or the characters that you want, this is showing the time and the full path to the current working directory.</text:span></text:p>
      <text:p text:style-name="P180"/>
      <text:p text:style-name="P180"><text:span text:style-name="T2">– </text:span><text:span text:style-name="T15">Permanent for all users:</text:span><text:span text:style-name="T187"> </text:span>By default is on<text:span text:style-name="T34"> /etc</text:span><text:span text:style-name="T63">/</text:span><text:span text:style-name="T80">bashrc</text:span></text:p>
      <text:p text:style-name="P183">page 93</text:p>
      <text:p text:style-name="P180"/>
      <text:p text:style-name="P180"/>
      <text:p text:style-name="P151">* Help Commands:</text:p>
      <text:p text:style-name="P181"/>
      <text:p text:style-name="P181"><text:span text:style-name="T2">– Help:</text:span> Built-in command <text:span text:style-name="T193">providing help </text:span><text:span text:style-name="T34">only for bash </text:span><text:span text:style-name="T46">commands</text:span><text:span text:style-name="T193">,</text:span></text:p>
      <text:p text:style-name="P181"/>
      <text:p text:style-name="P181"><text:span text:style-name="T2">– </text:span><text:span text:style-name="T17">Info:</text:span><text:span text:style-name="T193"> Provide info about GNU commands. More based on html looks-like document (was previous to html)</text:span></text:p>
      <text:p text:style-name="P181"/>
      <text:p text:style-name="P182"><text:span text:style-name="T2">– </text:span><text:span text:style-name="T22">Man</text:span><text:span text:style-name="T194">: System wide documentation systems which provide short reference manuals (pages)</text:span></text:p>
      <text:p text:style-name="P184">from commands, API, configuration files, etc.</text:p>
      <text:p text:style-name="P180"/>
      <text:p text:style-name="P180"/>
      <text:p text:style-name="P259">Page 95 Exercises</text:p>
      <text:p text:style-name="P185"/>
      <text:p text:style-name="P187"><text:soft-page-break/>Page 10<text:span text:style-name="T198">2</text:span></text:p>
      <text:p text:style-name="P187"/>
      <text:p text:style-name="P164"><text:span text:style-name="T161">* File redirection </text:span><text:span text:style-name="T195">metacharacters</text:span><text:span text:style-name="T161">:</text:span></text:p>
      <text:p text:style-name="P187"/>
      <text:p text:style-name="P187"><text:span text:style-name="T2">&lt; </text:span><text:s/>Directs the contents of a file to the command, is the default action, less bigfile.txt and less &lt; bigfile.txt are the same</text:p>
      <text:p text:style-name="P187"/>
      <text:p text:style-name="P187"><text:span text:style-name="T2">&gt; </text:span>Directs standard output to a file. <text:span text:style-name="T34">If the file exists the content is overwritten.</text:span></text:p>
      <text:p text:style-name="P185"/>
      <text:p text:style-name="P187"><text:span text:style-name="T2">&gt;&gt;</text:span> Directs the output of a command to a file, adding the output to the end of that file.</text:p>
      <text:p text:style-name="P185"/>
      <text:p text:style-name="P188"><text:span text:style-name="T2">2&gt;</text:span> Directs standard error to the filename</text:p>
      <text:p text:style-name="P188"/>
      <text:p text:style-name="P188"><text:span text:style-name="T2">&amp;&gt;</text:span> Directs standard output and error to the file.</text:p>
      <text:p text:style-name="P188"/>
      <text:p text:style-name="P27"><text:span text:style-name="T227">&lt;&lt;</text:span> <text:span text:style-name="T196">Here text / Here document:</text:span></text:p>
      <text:p text:style-name="P186"/>
      <text:p text:style-name="P189">Will send the content typed between &lt;&lt; myword <text:s text:c="2"/>and myword <text:s/>to the input of the commnand</text:p>
      <text:p text:style-name="P186"/>
      <text:p text:style-name="P185">$ mail root cnegus <text:s/><text:span text:style-name="T2">&lt;&lt;thetext</text:span></text:p>
      <text:p text:style-name="P185">&gt; I want to tell everyone that there will be a 10 a.m.</text:p>
      <text:p text:style-name="P185">&gt; meeting in conference room B. Everyone should attend.</text:p>
      <text:p text:style-name="P185">&gt;</text:p>
      <text:p text:style-name="P185">&gt; -- James</text:p>
      <text:p text:style-name="P185">&gt; <text:span text:style-name="T2">thetext</text:span></text:p>
      <text:p text:style-name="P185"/>
      <text:p text:style-name="P190">Send the email to root and <text:s/>cnegus. The text between &lt;&lt; thetext and thetext is the content of the message</text:p>
      <text:p text:style-name="P190"/>
      <text:p text:style-name="P190"><text:span text:style-name="T2">Another example:</text:span> use the editor ed and send to resolve.conf the text between &lt;&lt;resendit and resendit</text:p>
      <text:p text:style-name="P190"/>
      <text:p text:style-name="P190">/bin/ed /etc/resolv.conf <text:span text:style-name="T2">&lt;&lt;resendit</text:span></text:p>
      <text:p text:style-name="P190">a</text:p>
      <text:p text:style-name="P190">nameserver 100.100.100.100</text:p>
      <text:p text:style-name="P190">.</text:p>
      <text:p text:style-name="P190">w</text:p>
      <text:p text:style-name="P190">q</text:p>
      <text:p text:style-name="P28">resendit</text:p>
      <text:p text:style-name="P185"/>
      <text:p text:style-name="P185"/>
      <text:p text:style-name="P152">* <text:span text:style-name="T197">Using brace expansion characters:</text:span></text:p>
      <text:p text:style-name="P185"/>
      <text:p text:style-name="P191">$ touch memo<text:span text:style-name="T2">{1,2,3,4,5}</text:span></text:p>
      <text:p text:style-name="P191">$ ls</text:p>
      <text:p text:style-name="P191">memo1 memo2 memo3 memo4 memo5</text:p>
      <text:p text:style-name="P185"/>
      <text:p text:style-name="P185">$ touch <text:span text:style-name="T2">{John,Bill,Sally}-{Breakfast,Lunch,Dinner}</text:span></text:p>
      <text:p text:style-name="P185">$ ls</text:p>
      <text:p text:style-name="P185">Bill-Breakfast Bill-Lunch John-Dinner Sally-Breakfast Sally-Lunch</text:p>
      <text:p text:style-name="P185">Bill-Dinner John-Breakfast John-Lunch Sally-Dinner</text:p>
      <text:p text:style-name="P185"/>
      <text:p text:style-name="P185"><text:soft-page-break/>$ rm -f {John,Bill,Sally}-{Breakfast,Lunch,Dinner}</text:p>
      <text:p text:style-name="P185"/>
      <text:p text:style-name="P185">$ touch <text:span text:style-name="T2">{a..f}{1..5}</text:span></text:p>
      <text:p text:style-name="P185">$ ls</text:p>
      <text:p text:style-name="P185">a1 a3 a5 b2 b4 c1 c3 c5 d2 d4 e1 e3 e5 f2 f4</text:p>
      <text:p text:style-name="P185">a2 a4 b1 b3 b5 c2 c4 d1 d3 d5 e2 e4 f1 f3 f5</text:p>
      <text:p text:style-name="P185"/>
      <text:p text:style-name="P185"/>
      <text:p text:style-name="P185"/>
      <text:p text:style-name="P185"/>
      <text:p text:style-name="P192"><text:span text:style-name="T223">Listing directories and files:</text:span> 106</text:p>
      <text:p text:style-name="P260"/>
      <text:p text:style-name="P196"><text:span text:style-name="T2">– t at the end of directory:</text:span> <text:span text:style-name="T50">Sticky bit</text:span><text:span text:style-name="T210"> is set for that directory. </text:span></text:p>
      <text:p text:style-name="P196"><text:span text:style-name="T210">drwxrwxr</text:span><text:span text:style-name="T21">-t </text:span></text:p>
      <text:p text:style-name="P197">Allow other users and groups to add files on the directory but they can not remove nothing <text:span text:style-name="T211">except their own files.</text:span></text:p>
      <text:p text:style-name="P193"/>
      <text:p text:style-name="P198"><text:span text:style-name="T2">+ Sign at the end:</text:span> <text:s/>-rw-rwr--<text:span text:style-name="T2">+</text:span></text:p>
      <text:p text:style-name="P198">Extended attributes, such ACL or SELinux are set on the file.</text:p>
      <text:p text:style-name="P193"/>
      <text:p text:style-name="P30">– S<text:span text:style-name="T215">ET</text:span>UID or <text:span text:style-name="T215">SET</text:span>GID:</text:p>
      <text:p text:style-name="P192">When you list (ls -l) a file/folder you can see <text:span text:style-name="T217">s</text:span> instead of <text:span text:style-name="T217">x</text:span> (executable) <text:span text:style-name="T199">on the owner , group, or both (-rw</text:span><text:span text:style-name="T18">s</text:span><text:span text:style-name="T199">r-</text:span><text:span text:style-name="T18">s</text:span><text:span text:style-name="T129">r</text:span><text:span text:style-name="T199">-x) </text:span></text:p>
      <text:p text:style-name="P192"/>
      <text:p text:style-name="P192">This means that <text:span text:style-name="T200">the application can be run by </text:span><text:span text:style-name="T19">any</text:span><text:span text:style-name="T200"> user or group but the ownership of running process belongs to the file’s owner.</text:span></text:p>
      <text:p text:style-name="P194"/>
      <text:p text:style-name="P31">Example:</text:p>
      <text:p text:style-name="P194"><text:span text:style-name="T59">/bin/</text:span><text:span text:style-name="T70">mount</text:span><text:span text:style-name="T64"> have -rw</text:span><text:span text:style-name="T70">s</text:span><text:span text:style-name="T64">r-xr-x </text:span></text:p>
      <text:p text:style-name="P194"/>
      <text:p text:style-name="P194">Any user can run mount to see the mounted devices but only root (the owner of the file) can execute it to mount devices.</text:p>
      <text:p text:style-name="P194"/>
      <text:p text:style-name="P202"><text:span text:style-name="T2">Set it up and remove it:</text:span> <text:s text:c="2"/><text:span text:style-name="T214">The file/folder </text:span><text:span text:style-name="T51">have to have 77</text:span><text:span text:style-name="T52">x</text:span><text:span text:style-name="T51"> permissions before</text:span><text:span text:style-name="T214"> to be enabled. If not an S(capital S) will appear and won’t work.</text:span></text:p>
      <text:p text:style-name="P202"/>
      <text:p text:style-name="P32">SETUID: <text:s/>4</text:p>
      <text:p text:style-name="P204">chmod 4777 file/folder <text:s/>→ octal</text:p>
      <text:p text:style-name="P204">chmod u+s file/folder <text:s text:c="2"/>change it to – <text:span text:style-name="T216">(minus)</text:span> to remove it</text:p>
      <text:p text:style-name="P203"/>
      <text:p text:style-name="P32">SETGUID: <text:s/>2</text:p>
      <text:p text:style-name="P206">chmod 2777 file/folder</text:p>
      <text:p text:style-name="P205">chmod g<text:span text:style-name="T216">+s file/folder</text:span></text:p>
      <text:p text:style-name="P204"/>
      <text:p text:style-name="P33">TIPS:</text:p>
      <text:p text:style-name="P206">Set everything (setuid,setgid and sticky bit): <text:s/>chmod 7777 file/folder <text:s/>→ -rwsrrwsrwt</text:p>
      <text:p text:style-name="P206">Set uid and sticky bit: <text:s/>chmod 6777 file</text:p>
      <text:p text:style-name="P206">Set gid and sticky bit: <text:s/>chmod 5777 file</text:p>
      <text:p text:style-name="P205"/>
      <text:p text:style-name="P204">Find all setuid and setgid:</text:p>
      <text:p text:style-name="P204">find / -type f -perm /6000 -exec stat -c "%A %a %n" {} \;</text:p>
      <text:p text:style-name="P194"><text:soft-page-break/></text:p>
      <text:p text:style-name="P200"><text:span text:style-name="T155">* Sticky Bit </text:span><text:span text:style-name="T162">or Restricted Detection Flag:</text:span><text:span text:style-name="T155"> </text:span></text:p>
      <text:p text:style-name="P200">User’s ownership access right flag for files or directories in unix-like OS</text:p>
      <text:p text:style-name="P199"/>
      <text:list xml:id="list1222332381" text:style-name="L3">
        <text:list-item>
          <text:p text:style-name="P264">When sticky bit is set <text:span text:style-name="T212">ONLY</text:span> the<text:span text:style-name="T34"> owner of the file and root</text:span> will be able to modify it or remove it.</text:p>
        </text:list-item>
        <text:list-item>
          <text:p text:style-name="P265">Typically for /tmp directory.</text:p>
        </text:list-item>
        <text:list-item>
          <text:p text:style-name="P266">Without it any user or group with writing <text:span text:style-name="T213">and executing</text:span> permissions can modify the file/folder.</text:p>
        </text:list-item>
      </text:list>
      <text:p text:style-name="P159"/>
      <text:p text:style-name="P201"><text:span text:style-name="T2">Set it up and remove it:</text:span> <text:s text:c="2"/><text:span text:style-name="T214">The file/folder </text:span><text:span text:style-name="T51">have to have 777 permissions before</text:span><text:span text:style-name="T214"> to enable sticky bit. If not a T(capital T) will appear and won’t work.</text:span></text:p>
      <text:p text:style-name="P201"/>
      <text:p text:style-name="P201">chmod +t /folder</text:p>
      <text:p text:style-name="P201">chmod 1777 folder</text:p>
      <text:p text:style-name="P201"/>
      <text:p text:style-name="P201">chmod -t /folder</text:p>
      <text:p text:style-name="P201">chmod 0777 / folder <text:s text:c="2"/></text:p>
      <text:p text:style-name="P159"/>
      <text:p text:style-name="P159"/>
      <text:p text:style-name="P159"/>
      <text:p text:style-name="P5">File Permissions:</text:p>
      <text:p text:style-name="Horizontal_20_Line"/>
      <text:p text:style-name="P34">Octal: <text:s/>(4+2+1) 7</text:p>
      <text:p text:style-name="P207">r=4</text:p>
      <text:p text:style-name="P207">w=2</text:p>
      <text:p text:style-name="P207">x=1</text:p>
      <text:p text:style-name="P207"/>
      <text:p text:style-name="P212">Examples:</text:p>
      <text:p text:style-name="P208">chmod 755 <text:s/>→ <text:s/>rwxr-xr-x</text:p>
      <text:p text:style-name="P208">chmod 644 <text:s/>→ rw-r--r--</text:p>
      <text:p text:style-name="P208">chmod 326 <text:s text:c="2"/>→ rw--w-rw-</text:p>
      <text:p text:style-name="P207"/>
      <text:p text:style-name="P209"/>
      <text:p text:style-name="P35">Letters: <text:span text:style-name="T218">+ and -</text:span></text:p>
      <text:p text:style-name="P210">User <text:s/>= <text:s/>u</text:p>
      <text:p text:style-name="P210">Group = g</text:p>
      <text:p text:style-name="P210">Others = o</text:p>
      <text:p text:style-name="P214">All = a</text:p>
      <text:p text:style-name="P210"/>
      <text:p text:style-name="P211">Read = r</text:p>
      <text:p text:style-name="P211">Write = w</text:p>
      <text:p text:style-name="P211">Execution = x</text:p>
      <text:p text:style-name="P211"/>
      <text:p text:style-name="P213">Examples <text:span text:style-name="T220">with +</text:span>:<text:span text:style-name="T82"> <text:s/></text:span><text:span text:style-name="T85">having 000 permissions originally:</text:span></text:p>
      <text:p text:style-name="P215">chmod u+r<text:span text:style-name="T219">w</text:span> <text:s/>→<text:span text:style-name="T219"> </text:span><text:s text:c="2"/>rw------- </text:p>
      <text:p text:style-name="P215"><text:span text:style-name="T219">chmod a+x <text:s text:c="3"/></text:span>→<text:span text:style-name="T219"> </text:span>--x--x--x</text:p>
      <text:p text:style-name="P216">chmod ug+rx → r-xr-x---</text:p>
      <text:p text:style-name="P215"/>
      <text:p text:style-name="P215"/>
      <text:p text:style-name="P215"/>
      <text:p text:style-name="P215"><text:soft-page-break/></text:p>
      <text:p text:style-name="P217"><text:span text:style-name="T34">Examples with</text:span><text:span text:style-name="T82"> - </text:span>: <text:s/>777 permissions originally:</text:p>
      <text:p text:style-name="P217"/>
      <text:p text:style-name="P215"><text:span text:style-name="T221">chmod a-w</text:span> →<text:span text:style-name="T221"> r-xr-xr-x</text:span></text:p>
      <text:p text:style-name="P218">chmod go-rwx → rwx------</text:p>
      <text:p text:style-name="P215"/>
      <text:p text:style-name="P215"/>
      <text:p text:style-name="P219"><text:span text:style-name="T223">* Umask</text:span> pag 112</text:p>
      <text:p text:style-name="Horizontal_20_Line"/>
      <text:p text:style-name="P221">Umask generate the permissions by default when you are creating directories or files.</text:p>
      <text:p text:style-name="P221"/>
      <text:p text:style-name="P221">Type umask to see the current value, should be 0002</text:p>
      <text:p text:style-name="P221"/>
      <text:p text:style-name="P221">The lower number the less restrictive and the oposite.</text:p>
      <text:p text:style-name="P220"/>
      <text:p text:style-name="P36">To change the value:</text:p>
      <text:p text:style-name="P221"/>
      <text:list xml:id="list3986402030" text:style-name="L4">
        <text:list-item>
          <text:p text:style-name="P267">umask &lt;number&gt; <text:s text:c="2"/>→ example: <text:s/>umask 777 <text:s text:c="2"/>(this will only work on the current cli)</text:p>
        </text:list-item>
        <text:list-item>
          <text:p text:style-name="P268">On your ~/.bashrc <text:s/>→ to do the change permament</text:p>
        </text:list-item>
      </text:list>
      <text:p text:style-name="P221"/>
      <text:p text:style-name="P222"/>
      <text:p text:style-name="P222"><text:span text:style-name="T2">IMPORTANT:</text:span> <text:s text:c="2"/>Keep the same permissions moving and coping files and folders: <text:span text:style-name="T2"><text:s/>-a</text:span></text:p>
      <text:p text:style-name="P222">If not UMASK will set the default permissions, example:</text:p>
      <text:p text:style-name="P222"/>
      <text:p text:style-name="P222">cp<text:span text:style-name="T2"> -a</text:span> myfile /<text:span text:style-name="T224">directory</text:span> --- <text:span text:style-name="T224">&gt; this will keep the same permissions on the destination, if not UMASK will change the permissions to the default ones.</text:span></text:p>
      <text:p text:style-name="P222"/>
      <text:p text:style-name="P222"/>
      <text:p text:style-name="P153">More tricks:</text:p>
      <text:p text:style-name="P223"/>
      <text:p text:style-name="P223">rm <text:span text:style-name="T2">-i </text:span><text:s/>to <text:span text:style-name="T225">prevent you to overwrite files.</text:span></text:p>
      <text:p text:style-name="P223"/>
      <text:p text:style-name="P224"><text:span text:style-name="T2">\any command </text:span>→ force any command to run unaliased, example: <text:s/><text:span text:style-name="T226">\</text:span>rm bigdir</text:p>
      <text:p text:style-name="P224"/>
      <text:p text:style-name="P224">mv <text:span text:style-name="T2">-b</text:span> file /directory <text:s/>→ <text:s/>If a file have the same name in the destination is doing a backup or the older.</text:p>
      <text:p text:style-name="P224"/>
      <text:p text:style-name="P6">Working with Text Files:</text:p>
      <text:p text:style-name="Horizontal_20_Line"/>
      <text:p text:style-name="P37">VI:</text:p>
      <text:p text:style-name="P225"/>
      <text:p text:style-name="P225"><text:span text:style-name="T2">vimtutor </text:span>type it on the bash shell</text:p>
      <text:p text:style-name="P225"/>
      <text:p text:style-name="P229"><text:span text:style-name="T2">Insert end </text:span><text:span text:style-name="T112">of current line:</text:span><text:span text:style-name="T2"> <text:s text:c="2"/></text:span><text:span text:style-name="T23">A</text:span></text:p>
      <text:p text:style-name="P229"><text:span text:style-name="T23">I</text:span><text:span text:style-name="T2">nsert beginning </text:span><text:span text:style-name="T112">of line</text:span><text:span text:style-name="T2">: <text:s/>I</text:span></text:p>
      <text:p text:style-name="P230"><text:span text:style-name="T23">I</text:span><text:span text:style-name="T2">nsert below &amp; empty line: <text:s text:c="2"/>o</text:span></text:p>
      <text:p text:style-name="P230"><text:span text:style-name="T23">I</text:span><text:span text:style-name="T2">nsert above &amp; empty line: <text:s text:c="2"/>O</text:span></text:p>
      <text:p text:style-name="P231"><text:span text:style-name="T23">R</text:span><text:span text:style-name="T2">emove line &amp; insert mode: <text:s/>S</text:span></text:p>
      <text:p text:style-name="P38"/>
      <text:p text:style-name="P226"><text:span text:style-name="T23">Undo: <text:s/></text:span><text:span text:style-name="T2">u </text:span><text:s/><text:span text:style-name="T228">Undo </text:span>the previous change you made. Continue to press u to undo the</text:p>
      <text:p text:style-name="P225"><text:soft-page-break/>change before that and the one before that.</text:p>
      <text:p text:style-name="P226"><text:span text:style-name="T2">Redo: <text:s/>Ctrl+</text:span><text:span text:style-name="T28">r</text:span> <text:s text:c="3"/>Essentially, this command undoes your undo.</text:p>
      <text:p text:style-name="P226"/>
      <text:p text:style-name="P225"><text:span text:style-name="T24">Run a command</text:span><text:span text:style-name="T229"> inside vi <text:s text:c="3"/></text:span><text:span text:style-name="T24"><text:s/></text:span><text:span text:style-name="T2">:!command </text:span><text:s text:c="3"/>You can run a shell command while you are in vi, even a bash one :!bash (exit to get back to vi) <text:s/><text:span text:style-name="T232">example: <text:s/>:! cat /etc/passwd </text:span></text:p>
      <text:p text:style-name="P225"/>
      <text:p text:style-name="P227"><text:span text:style-name="T25">D</text:span><text:span text:style-name="T2">isplay the name </text:span><text:span text:style-name="T112">of the file </text:span><text:span text:style-name="T2">Ctrl+</text:span><text:span text:style-name="T29">g</text:span><text:span text:style-name="T2"> <text:s/></text:span><text:s text:c="3"/><text:span text:style-name="T230">t</text:span>hat you are editing and the current line that you are on at the bottom of the screen.</text:p>
      <text:p text:style-name="P225"/>
      <text:p text:style-name="P225"><text:span text:style-name="T26">Save and exit: <text:s/></text:span><text:span text:style-name="T2">ZZ</text:span> <text:s text:c="2"/>Saves the current changes to the file and exits from vi.</text:p>
      <text:p text:style-name="P228"><text:span text:style-name="T2">:x <text:s/></text:span><text:s/>and <text:s text:c="2"/><text:span text:style-name="T2">:wq</text:span> <text:s/>As well</text:p>
      <text:p text:style-name="P228"/>
      <text:p text:style-name="P225"><text:span text:style-name="T27">Last line: <text:s text:c="3"/></text:span><text:span text:style-name="T2">G </text:span><text:s text:c="6"/><text:span text:style-name="T231">G</text:span>oes to the last line of the file.</text:p>
      <text:p text:style-name="P225"><text:span text:style-name="T27">First line: <text:s text:c="2"/></text:span><text:span text:style-name="T2">1G </text:span><text:s text:c="4"/>Goes to the first line of the file.</text:p>
      <text:p text:style-name="P225">35G —Goes to any line number (35, in this case).</text:p>
      <text:p text:style-name="P225"/>
      <text:p text:style-name="P225">?[pP]rint —Searches backward for either print or Print.</text:p>
      <text:p text:style-name="P225"/>
      <text:p text:style-name="P225"><text:span text:style-name="T2">N</text:span> to search back when using /</text:p>
      <text:p text:style-name="P220"/>
      <text:p text:style-name="P220">####### Moving arround #########</text:p>
      <text:p text:style-name="P220">Beggining of line: <text:s/>0 <text:s text:c="2"/></text:p>
      <text:p text:style-name="P220">End of line: <text:s/>$</text:p>
      <text:p text:style-name="P220">Next word: <text:s/>w <text:s text:c="2"/>(delimited by spaces, tabs, or punctuation)</text:p>
      <text:p text:style-name="P220">Next word: <text:s/>W <text:s text:c="2"/>(delimited tabs or empty spaces)</text:p>
      <text:p text:style-name="P220">Previous word: <text:s/>b (tabs, spaces, puntuation)</text:p>
      <text:p text:style-name="P220">Previous word: <text:s/>B (space, tabs)</text:p>
      <text:p text:style-name="P220">Go to last line: <text:s text:c="2"/>G</text:p>
      <text:p text:style-name="P220">Go to first line: <text:s/>1G</text:p>
      <text:p text:style-name="P220">Go to the line n: <text:s text:c="2"/>xG</text:p>
      <text:p text:style-name="P220">Upper left screen: <text:s/>H</text:p>
      <text:p text:style-name="P220">Middle left : <text:s text:c="6"/>M</text:p>
      <text:p text:style-name="P220">Lower left screen: <text:s/>L</text:p>
      <text:p text:style-name="P220"/>
      <text:p text:style-name="P220">##### Delete - Change (erase) - Yanks (paste) #########</text:p>
      <text:p text:style-name="P220">DELETE WITHOUT INSERT</text:p>
      <text:p text:style-name="P220">Delete word on right cursor: dw </text:p>
      <text:p text:style-name="P220">Delete word left cursor: <text:s/>db</text:p>
      <text:p text:style-name="P220">Delete Entire line: <text:s/>dd</text:p>
      <text:p text:style-name="P220"/>
      <text:p text:style-name="P220">DELETE WITH INSERT (and copies the items deleted)</text:p>
      <text:p text:style-name="P220">Change (erase) line &amp; insert: <text:s/>cc</text:p>
      <text:p text:style-name="P220">Change (erase) from cursor to end &amp; insert: <text:s/>c$</text:p>
      <text:p text:style-name="P220">Change (erase) next word &amp; insert: <text:s/>cw</text:p>
      <text:p text:style-name="P220"/>
      <text:p text:style-name="P220">YANKS (copy) WITHOUT INSERT</text:p>
      <text:p text:style-name="P220">Copy current line: <text:s/>yy</text:p>
      <text:p text:style-name="P220">Copy from cursor to end: <text:s/>y)</text:p>
      <text:p text:style-name="P220"/>
      <text:p text:style-name="P220">PASTE</text:p>
      <text:p text:style-name="P220">Put copied text on right: <text:s/>p</text:p>
      <text:p text:style-name="P220">Put copied text on left: P</text:p>
      <text:p text:style-name="P220"><text:soft-page-break/></text:p>
      <text:p text:style-name="P220">Delete 3 lines: 3dd</text:p>
      <text:p text:style-name="P220">Delete 3 words: 3dw</text:p>
      <text:p text:style-name="P220">Change 5 leters: 5cl</text:p>
      <text:p text:style-name="P220"/>
      <text:p text:style-name="P220">######## Search ##########</text:p>
      <text:p text:style-name="P220">Search forward: / <text:s/>----&gt; <text:s/>tipe n for next word and N to the previous word</text:p>
      <text:p text:style-name="P220">Search backward: <text:s/>? <text:s text:c="2"/>n or N works as well.</text:p>
      <text:p text:style-name="P220"/>
      <text:p text:style-name="P220">####### Ex Mode (when you type : ) ##########</text:p>
      <text:p text:style-name="P220">:g/word <text:s text:c="2"/>Will highlight the word as many times is appearing in the text</text:p>
      <text:p text:style-name="P220">:s/polla/culo <text:s/>Substitutes first occurence of polla for culo</text:p>
      <text:p text:style-name="P220">:g/polla/s /culo/g Substitutes every occurrence of polla for culo in the entire file</text:p>
      <text:p text:style-name="P220">:g/polla/s /culo/gp Same previous command but showing one by one.</text:p>
      <text:p text:style-name="P220"/>
      <text:p text:style-name="P220">######## Miscelany ########</text:p>
      <text:p text:style-name="P220"/>
      <text:p text:style-name="P220">Save and exit: <text:s/>ZZ or :x or :wq</text:p>
      <text:p text:style-name="P220"/>
      <text:p text:style-name="P220">Repeat last command: <text:s text:c="2"/>. <text:s/>(period) </text:p>
      <text:p text:style-name="P220"/>
      <text:p text:style-name="P220">Undo: <text:s/>u</text:p>
      <text:p text:style-name="P220">Redo: <text:s/>Ctrl+r</text:p>
      <text:p text:style-name="P220"/>
      <text:p text:style-name="P220">Run a command inside vi <text:s text:c="3"/>:!command <text:s/>:!ls /home</text:p>
      <text:p text:style-name="P220">Run a bash shell inside vi: <text:s/>:bash! <text:s text:c="2"/>--&gt; tipe exit to return to vi <text:s text:c="2"/></text:p>
      <text:p text:style-name="P220"/>
      <text:p text:style-name="P220">Display filename: <text:s/>Ctrl+g</text:p>
      <text:p text:style-name="P220"/>
      <text:p text:style-name="P220">Append:</text:p>
      <text:p text:style-name="P214">Working with Filesystems <text:span text:style-name="T222">Shell Scripting bible pag 192</text:span></text:p>
      <text:p text:style-name="P214"/>
      <text:p text:style-name="P214"/>
      <text:p text:style-name="P232"><text:span text:style-name="T223">Locate:</text:span> <text:s/>updatedb</text:p>
      <text:p text:style-name="Horizontal_20_Line"/>
      <text:p text:style-name="P232">Is checking if a file exists in a database, this is faster than find.</text:p>
      <text:p text:style-name="P232"/>
      <text:p text:style-name="P232">Updatedb is being run everyday to update the lasts files. You can run it if you want.</text:p>
      <text:p text:style-name="P232"/>
      <text:p text:style-name="P232">/etc/updatedb.conf have the files and folders that won’t be indexed in the db, like /tmp , dvd , etc.</text:p>
      <text:p text:style-name="P232"/>
      <text:p text:style-name="P232">locate <text:span text:style-name="T2">-i</text:span> polla → will search with no case, so Polla, polla will appear if they already exists.</text:p>
      <text:p text:style-name="P232"/>
      <text:p text:style-name="P8">Grep: </text:p>
      <text:p text:style-name="Horizontal_20_Line"/>
      <text:p text:style-name="P233">grep -i desktop /etc/services <text:s/>→ will search with case – Insensitive</text:p>
      <text:p text:style-name="P233">grep -v polla /var/log will omit polla and display the rest of the folder</text:p>
      <text:p text:style-name="P233">grep -r polla /etc <text:s text:c="4"/>recursive search</text:p>
      <text:p text:style-name="P232">-<text:span text:style-name="T233">l display only the files, not the lines which contain the object searched.</text:span></text:p>
      <text:p text:style-name="P232"/>
      <text:p text:style-name="P7"><text:soft-page-break/>Find: <text:span text:style-name="T183">pag 127</text:span></text:p>
      <text:p text:style-name="P261"/>
      <text:p text:style-name="Standard">* <text:span text:style-name="T30">Use LS</text:span><text:span text:style-name="T234">: <text:s text:c="2"/></text:span>find $HOME<text:span text:style-name="T2"> -ls <text:s text:c="2"/></text:span><text:span text:style-name="T112">displays the content of home, and subfolders, in ls format</text:span></text:p>
      <text:p text:style-name="Standard"/>
      <text:p text:style-name="Standard">* <text:span text:style-name="T2">Exclude errors:</text:span></text:p>
      <text:list xml:id="list2439420390" text:style-name="L5">
        <text:list-item>
          <text:p text:style-name="P269"><text:span text:style-name="T112">find /etc</text:span><text:span text:style-name="T62"> 2&gt; /dev</text:span><text:span text:style-name="T70">/null</text:span></text:p>
        </text:list-item>
        <text:list-item>
          <text:p text:style-name="P269">find – exclude /etc</text:p>
        </text:list-item>
      </text:list>
      <text:p text:style-name="Standard"/>
      <text:p text:style-name="P11">* <text:span text:style-name="T235">Search by Filename:</text:span></text:p>
      <text:list xml:id="list3721721968" text:style-name="L6">
        <text:list-item>
          <text:p text:style-name="P270"><text:span text:style-name="T112">-name → search for the </text:span><text:span text:style-name="T31">exact</text:span><text:span text:style-name="T131"> </text:span><text:span text:style-name="T112">word, </text:span><text:span text:style-name="T132">no shorter or different case.</text:span></text:p>
        </text:list-item>
        <text:list-item>
          <text:p text:style-name="P270"><text:span text:style-name="T112">-</text:span><text:span text:style-name="T131">iname → search for the word incase sensitive</text:span></text:p>
        </text:list-item>
      </text:list>
      <text:p text:style-name="Standard"/>
      <text:p text:style-name="Standard">find /etc -name passwd <text:s text:c="2"/>→<text:span text:style-name="T236"> will search for passwd.</text:span></text:p>
      <text:p text:style-name="Standard">find /etc -<text:span text:style-name="T236">i</text:span>name passwd <text:s/>→<text:span text:style-name="T236"> will search for any combination of passwd, PASSWD, Psswd, etc</text:span></text:p>
      <text:p text:style-name="Standard"/>
      <text:p text:style-name="P234">* <text:span text:style-name="T32">Finding files by size:</text:span></text:p>
      <text:list xml:id="list2175664012" text:style-name="L7">
        <text:list-item>
          <text:p text:style-name="P271">-size +10M <text:s text:c="2"/>→ search files up to 10 MB</text:p>
        </text:list-item>
        <text:list-item>
          <text:p text:style-name="P271">-size -10M <text:s text:c="3"/>→ search files down to 10 MB</text:p>
        </text:list-item>
        <text:list-item>
          <text:p text:style-name="P271">-size +10M -size +50M <text:s/>→ search between 10 MB and 50MB</text:p>
        </text:list-item>
      </text:list>
      <text:p text:style-name="P235"/>
      <text:p text:style-name="P236">* <text:span text:style-name="T237">Finding by Permissions:</text:span></text:p>
      <text:list xml:id="list2269740761" text:style-name="L8">
        <text:list-item>
          <text:p text:style-name="P272">-perm </text:p>
        </text:list-item>
      </text:list>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313"><text:soft-page-break/>CompTIA Linux+ LPIC-1 Cert Guide </text:p>
      <text:p text:style-name="P313">Exams LX0-103 LX0-104 101-400 &amp; 102-400</text:p>
      <text:p text:style-name="P274"/>
      <text:p text:style-name="P274"/>
      <text:p text:style-name="P237"/>
      <text:p text:style-name="P241"/>
      <text:p text:style-name="P314">* Understanding your hardware: 101.1</text:p>
      <text:p text:style-name="P237"/>
      <text:p text:style-name="P242"><text:span text:style-name="T86">Hardware</text:span><text:span text:style-name="T82">: Refers to the entire computer where linux will run on</text:span></text:p>
      <text:p text:style-name="P275"/>
      <text:p text:style-name="P243"><text:span text:style-name="T86">Periphreals – </text:span><text:span text:style-name="T87">Devices: <text:s/></text:span><text:span text:style-name="T93">Hardware who talk to the CPU over some kind of bus</text:span><text:span text:style-name="T86"><text:line-break/></text:span></text:p>
      <text:p text:style-name="P276">Kernel: </text:p>
      <text:list xml:id="list585043924" text:style-name="L9">
        <text:list-item>
          <text:p text:style-name="P280">Manages the interactions between the hardware and the applications. </text:p>
        </text:list-item>
        <text:list-item>
          <text:p text:style-name="P281">Runs on the CPU and memory. </text:p>
        </text:list-item>
        <text:list-item>
          <text:p text:style-name="P315"><text:span text:style-name="T95">S</text:span><text:span text:style-name="T94">ends messages over the bus that </text:span><text:span text:style-name="T95">connects the CPU and the periphreals/devices</text:span></text:p>
        </text:list-item>
        <text:list-item>
          <text:p text:style-name="P283">Is like an air traffic controller that coordinates everything</text:p>
        </text:list-item>
      </text:list>
      <text:p text:style-name="P284"/>
      <text:p text:style-name="P244"><text:span text:style-name="T86">Patch:</text:span><text:span text:style-name="T92"> Is a fix made by the community or a company (red hat, etc). </text:span><text:span text:style-name="T96">The patch is submi</text:span><text:span text:style-name="T98">t</text:span><text:span text:style-name="T96">t</text:span><text:span text:style-name="T97">ed</text:span><text:span text:style-name="T96"> for inclusion into the linux kernel and will wait for core members for approval.</text:span></text:p>
      <text:p text:style-name="P285"/>
      <text:p text:style-name="P245"><text:span text:style-name="T88">E</text:span><text:span text:style-name="T86">numerating the Peripherals / Devices:</text:span><text:span text:style-name="T92"> </text:span></text:p>
      <text:p text:style-name="P286">Devices talk to the CPU and other devices through the bus.</text:p>
      <text:p text:style-name="P245"><text:span text:style-name="T92">To uniquely identify them the Cpu needs </text:span><text:span text:style-name="T99">to be able to address the devices, there are several ways:</text:span></text:p>
      <text:p text:style-name="P287"/>
      <text:list xml:id="list1520528167" text:style-name="L10">
        <text:list-item>
          <text:p text:style-name="P316"><text:span text:style-name="T86">IO port:</text:span><text:span text:style-name="T92"> <text:s/>Address or range of addresses identifying the device: <text:s/>e.g., 0080,1000-107f.</text:span></text:p>
        </text:list-item>
        <text:list-item>
          <text:p text:style-name="P317"><text:span text:style-name="T86">IRQ: </text:span><text:span text:style-name="T92">Interrupt requests. </text:span><text:span text:style-name="T100">S</text:span><text:span text:style-name="T92">ignal the processor that an event has happened and that the CPU is requested to come check on the resource. It’</text:span><text:span text:style-name="T107">s</text:span><text:span text:style-name="T92"> a limited resource that can sometimes be shared.</text:span></text:p>
        </text:list-item>
        <text:list-item>
          <text:p text:style-name="P318"><text:span text:style-name="T86">DMA</text:span><text:span text:style-name="T92">: Direct memory access allow a device to access the system memory directly rather than having the CPU intervene.</text:span></text:p>
        </text:list-item>
      </text:list>
      <text:p text:style-name="P288"/>
      <text:p text:style-name="P277">Methods to view the hardware list:</text:p>
      <text:list xml:id="list2362569408" text:style-name="L11">
        <text:list-item>
          <text:p text:style-name="P289">/proc filesystem</text:p>
        </text:list-item>
        <text:list-item>
          <text:p text:style-name="P289">Hardware listing tools, e.g. lscpu</text:p>
        </text:list-item>
      </text:list>
      <text:p text:style-name="P290"/>
      <text:p text:style-name="P302"><text:span text:style-name="T2">Pseudo Filesystem:</text:span> /<text:span text:style-name="T242">proc and /sys</text:span></text:p>
      <text:p text:style-name="P302">A pseudo filesystem does not exists on a physical hard disk. Exists only in a running computer.</text:p>
      <text:p text:style-name="P302">Is created by the kernel <text:span text:style-name="T241">after the computer boots up </text:span>and is stored in the RAM <text:span text:style-name="T241">until the computer is turned off, then is wiped out when the RAM is cleaned.</text:span></text:p>
      <text:p text:style-name="P290"/>
      <text:p text:style-name="P247"><text:span text:style-name="T89">The Proc Filesystem </text:span><text:span text:style-name="T86">(procfs) </text:span><text:span text:style-name="T89">: <text:s/></text:span><text:span text:style-name="T101"><text:s/></text:span></text:p>
      <text:p text:style-name="P247"><text:span text:style-name="T101">Linux have the philosophy that everything is a file. </text:span><text:span text:style-name="T103">Linux includes a directory for each running process.</text:span></text:p>
      <text:p text:style-name="P291"/>
      <text:p text:style-name="P246"><text:span text:style-name="T101">S</text:span><text:span text:style-name="T92">pecial filesystem that presents information about processes and other sys</text:span><text:span text:style-name="T102">tem</text:span><text:span text:style-name="T92"> info</text:span><text:span text:style-name="T102">rmation.</text:span></text:p>
      <text:p text:style-name="P292">We can find the hardware information for the processes and the system on the filesystem.</text:p>
      <text:p text:style-name="P292"/>
      <text:p text:style-name="P294">Can be used to change certain kernel parameters at runtime (sysctl).</text:p>
      <text:p text:style-name="P294"><text:s/></text:p>
      <text:p text:style-name="P295">Here some examples:</text:p>
      <text:p text:style-name="P295"><text:soft-page-break/>cat /proc/interrupts</text:p>
      <text:p text:style-name="P295">cat /proc/ioports</text:p>
      <text:p text:style-name="P295">cat /proc/dma</text:p>
      <text:p text:style-name="P295">cat /proc/usb</text:p>
      <text:p text:style-name="P295">cat /proc/pci</text:p>
      <text:p text:style-name="P295"/>
      <text:p text:style-name="P295"/>
      <text:p text:style-name="P303"><text:span text:style-name="T2">Kernel modules:</text:span> Pieces of code that can be loaded and unloaded into the kernel upon demand. They <text:s/>extend the functionality of the kernel without the need to reboot the system.</text:p>
      <text:p text:style-name="P303"/>
      <text:p text:style-name="P39"><text:span text:style-name="T186">Kernel modules utilities</text:span><text:span text:style-name="T185">:</text:span><text:span text:style-name="T163"> </text:span><text:span text:style-name="T82"><text:s/></text:span><text:span text:style-name="T92">Gather the same information than /proc and present it in more human readable format.</text:span></text:p>
      <text:p text:style-name="P296"/>
      <text:p text:style-name="P248"><text:span text:style-name="T86">lsmod:</text:span><text:span text:style-name="T92"> <text:s/>Shows the kernel modules loaded </text:span><text:span text:style-name="T106">into the memory</text:span><text:span text:style-name="T92">, along any dependencies for those modules. Helpful to check that the driver is loaded for a peripheral. <text:s/></text:span></text:p>
      <text:p text:style-name="P319"><text:span text:style-name="T92"/></text:p>
      <text:p text:style-name="P320"><text:span text:style-name="T86">modinfo</text:span><text:span text:style-name="T92">: Display information about <text:tab/>a specified kernel module. i.e. modinfo bluetooth</text:span></text:p>
      <text:p text:style-name="P320"><text:span text:style-name="T92"/></text:p>
      <text:p text:style-name="P319"><text:span text:style-name="T86">modprobe</text:span><text:span text:style-name="T92"> If </text:span><text:span text:style-name="T104">a</text:span><text:span text:style-name="T92"> module is not present use </text:span><text:span text:style-name="T104">modprobe </text:span><text:span text:style-name="T92">to load it. </text:span><text:span text:style-name="T104">Much more used to load 3</text:span><text:span text:style-name="T243">rd</text:span><text:span text:style-name="T104"> party companies modules. </text:span><text:span text:style-name="T92">e.</text:span><text:span text:style-name="T104">i</text:span><text:span text:style-name="T92">. modprobe bluetooth , </text:span><text:span text:style-name="T105">to unmount it: <text:s/>modprove -r bluetooth </text:span><text:span text:style-name="T44">CAREFUL WITH THIS</text:span></text:p>
      <text:p text:style-name="P305"/>
      <text:p text:style-name="P249"><text:span text:style-name="T86">lscpu: </text:span><text:span text:style-name="T92">Provide details about the CPU</text:span></text:p>
      <text:p text:style-name="P297"/>
      <text:p text:style-name="P250"><text:span text:style-name="T86">lspci:</text:span><text:span text:style-name="T92"> Shows information about the bus PCI and devices. Can identify devices on the bus that kernel can not and provides addressing information for configuring them.</text:span></text:p>
      <text:p text:style-name="P253"><text:span text:style-name="T39">cat /proc/interrupt</text:span><text:span text:style-name="T92"> does a similar thing</text:span></text:p>
      <text:p text:style-name="P293"/>
      <text:p text:style-name="P252"><text:span text:style-name="T86">lsdev: </text:span><text:span text:style-name="T92">Shows the device recognition. Tells you the DMA, IRQ and I/O Ports of the devices. </text:span></text:p>
      <text:p text:style-name="P298">May not be installed on your system, to have it: yum install procinfo <text:s/></text:p>
      <text:p text:style-name="P293"/>
      <text:p text:style-name="P244"><text:span text:style-name="T90">l</text:span><text:span text:style-name="T88">susb:</text:span><text:span text:style-name="T96"> <text:s/>Displays the USB information and devices for your system.</text:span></text:p>
      <text:p text:style-name="P299"/>
      <text:p text:style-name="P251"><text:span text:style-name="T86">lsblk: </text:span><text:span text:style-name="T92">Shows the disks (block devices) attached to the system</text:span></text:p>
      <text:p text:style-name="P284"/>
      <text:p text:style-name="P304"><text:span text:style-name="T2">uname:</text:span> Displays information about the currently running kernel.</text:p>
      <text:p text:style-name="P282"/>
      <text:p text:style-name="P282"/>
      <text:p text:style-name="P278">Friends of procfs:</text:p>
      <text:p text:style-name="P254"><text:span text:style-name="T82">Procfs is the most popular way to expose kernel information to users, but there are more. </text:span><text:span text:style-name="T108">Files under /proc are unstructured and contain both information about processes and devices.</text:span></text:p>
      <text:p text:style-name="P306"/>
      <text:p text:style-name="P254"><text:span text:style-name="T91">Sysfs:</text:span><text:span text:style-name="T108"> </text:span><text:span text:style-name="T82"><text:s/></text:span><text:span text:style-name="T109">Pseudo filesystem that export information about various kernel subsystems, hardware devices and associated device drivers.</text:span></text:p>
      <text:p text:style-name="P307"/>
      <text:p text:style-name="P255"><text:span text:style-name="T111">M</text:span><text:span text:style-name="T82">ounted in /sys, </text:span><text:span text:style-name="T110">many of the files on it are read-only. </text:span><text:span text:style-name="T111">Uses symbolic links heavily to avoid redundancy.</text:span></text:p>
      <text:p text:style-name="P237"/>
      <text:p text:style-name="P238"><text:span text:style-name="T2">Udev:</text:span> <text:span text:style-name="T33">U</text:span><text:span text:style-name="T238">ser space </text:span><text:span text:style-name="T33">dev</text:span><text:span text:style-name="T238">. </text:span>Linux kernel’s device manager, It’s on /dev</text:p>
      <text:p text:style-name="P239">I<text:span text:style-name="T239">f</text:span> a device is plugged when the computer is running, udev will make it available without a reboot.</text:p>
      <text:p text:style-name="P239"><text:span text:style-name="T34">Hotplug</text:span> are devices that support being plugged in at runtime.</text:p>
      <text:p text:style-name="P239"><text:span text:style-name="T34">Coldplug</text:span> are devices that require the computer to be rebooted for them to be used.</text:p>
      <text:p text:style-name="P239"><text:soft-page-break/></text:p>
      <text:p text:style-name="P240"><text:span text:style-name="T2">D-Bus:</text:span> Loosely related with procfs is a distributed software bus that lets desktop applications to send messages between them. e.g. When an email is received the window manager will display an icon or message saying that.</text:p>
      <text:p text:style-name="P237"/>
      <text:p text:style-name="P237"/>
      <text:p text:style-name="P237"/>
      <text:p text:style-name="P237"/>
      <text:p text:style-name="P256"><text:span text:style-name="T184">Partition and devices:</text:span><text:span text:style-name="T185"> </text:span><text:span text:style-name="T82"><text:s/>Page 11</text:span></text:p>
      <text:p text:style-name="P237"/>
      <text:p text:style-name="P308">Linux uses device names to refer to the drives and partitions. A letter and a number is given to every one of them.</text:p>
      <text:p text:style-name="P308"/>
      <text:p text:style-name="P257"><text:span text:style-name="T82">/dev/sd</text:span><text:span text:style-name="T86">a <text:s text:c="4"/></text:span><text:span text:style-name="T92">First</text:span><text:span text:style-name="T86"> hard drive</text:span><text:span text:style-name="T92"> in a system</text:span></text:p>
      <text:p text:style-name="P257"><text:span text:style-name="T82">/dev/sd</text:span><text:span text:style-name="T86">a1 <text:s text:c="2"/></text:span><text:span text:style-name="T92">First </text:span><text:span text:style-name="T86">partion</text:span><text:span text:style-name="T92"> of the first hard drive (a)</text:span></text:p>
      <text:p text:style-name="P257"><text:span text:style-name="T82">/dev/sd</text:span><text:span text:style-name="T86">b3 <text:s text:c="2"/></text:span><text:span text:style-name="T92">Third partition of the second hard drive (b)</text:span></text:p>
      <text:p text:style-name="P300"/>
      <text:p text:style-name="P279">CAUTION:</text:p>
      <text:p text:style-name="P301">First partition is 1 but in other situations 0 is the first device, like in:</text:p>
      <text:p text:style-name="P258"><text:span text:style-name="T92">/dev/md</text:span><text:span text:style-name="T86">0</text:span><text:span text:style-name="T92"> <text:s/>First RAID volume</text:span></text:p>
      <text:p text:style-name="P258"><text:span text:style-name="T92">/dev/scd</text:span><text:span text:style-name="T86">0</text:span><text:span text:style-name="T92"> first CD drive</text:span></text:p>
      <text:p text:style-name="P237"/>
      <text:p text:style-name="P309"><text:span text:style-name="T2">USB: </text:span>Needs to be mounted on the single filesystem either by the software running the desktop environment or manually by us <text:span text:style-name="T240">typing commands.</text:span></text:p>
      <text:p text:style-name="P309"/>
      <text:p text:style-name="P310"><text:span text:style-name="T2">PIBS:</text:span> Performance, Integrity, Backup, Security</text:p>
      <text:list xml:id="list3651455313" text:style-name="L12">
        <text:list-item>
          <text:p text:style-name="P311"><text:span text:style-name="T2">Performance:</text:span> Increases when you move the most used directories into another disk. I.e. /home or swap partition </text:p>
        </text:list-item>
        <text:list-item>
          <text:p text:style-name="P311"><text:span text:style-name="T2">Integrity:</text:span> Having in a different partition the critical files. i.e. FTP, if it’s filled can make crash the rest of the system, but if it’s in his own partition / will be ok.</text:p>
        </text:list-item>
        <text:list-item>
          <text:p text:style-name="P312"><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312"><text:span text:style-name="T2">Security</text:span><text:span text:style-name="T112">: Different partitions make easy to </text:span><text:span text:style-name="T43">isolate and</text:span><text:span text:style-name="T39"> jail</text:span><text:span text:style-name="T112"> them to avoid modifications on the filesystem or so.</text:span></text:p>
        </text:list-item>
      </text:list>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4-26T02:06:16.678814853</dc:date>
    <meta:editing-duration>P2DT2H52M39S</meta:editing-duration>
    <meta:editing-cycles>372</meta:editing-cycles>
    <meta:generator>LibreOffice/6.1.4.2$MacOSX_X86_64 LibreOffice_project/9d0f32d1f0b509096fd65e0d4bec26ddd1938fd3</meta:generator>
    <meta:document-statistic meta:table-count="0" meta:image-count="0" meta:object-count="0" meta:page-count="20" meta:paragraph-count="484" meta:word-count="4687" meta:character-count="26715" meta:non-whitespace-character-count="22166"/>
  </office:meta>
</office:document-meta>
</file>